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363cm" fo:min-width="6.5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1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5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0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1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6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21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8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0" style:family="graphic" style:parent-style-name="standard">
      <style:graphic-properties draw:stroke="none" draw:fill="none" fo:min-height="4.267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9cm"/>
    </style:style>
    <style:style style:name="gr22" style:family="graphic" style:parent-style-name="standard">
      <style:graphic-properties draw:stroke="none" draw:fill="none" fo:min-height="3.794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3.243cm" fo:min-width="12.699cm"/>
    </style:style>
    <style:style style:name="gr25" style:family="graphic" style:parent-style-name="standard">
      <style:graphic-properties draw:stroke="none" draw:fill="none" fo:min-height="6.163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24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7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7" style:family="graphic" style:parent-style-name="standard">
      <style:graphic-properties draw:stroke="none" draw:fill="none" fo:min-height="21.448cm"/>
    </style:style>
    <style:style style:name="gr38" style:family="graphic" style:parent-style-name="standard">
      <style:graphic-properties draw:stroke="none" draw:fill="none" fo:min-height="15.036cm"/>
    </style:style>
    <style:style style:name="gr39" style:family="graphic" style:parent-style-name="standard">
      <style:graphic-properties draw:stroke="none" draw:fill="none" fo:min-height="7.205cm"/>
    </style:style>
    <style:style style:name="gr40" style:family="graphic" style:parent-style-name="standard">
      <style:graphic-properties draw:stroke="none" draw:fill="none" fo:min-height="6.106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cm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4.267cm"/>
    </style:style>
    <style:style style:name="gr43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4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45" style:family="graphic" style:parent-style-name="standard">
      <style:graphic-properties draw:stroke="solid" svg:stroke-color="#000000" draw:fill="none" draw:fill-color="#ffffff" draw:auto-grow-height="true" draw:auto-grow-width="false" fo:max-height="0cm" fo:min-height="1.434cm"/>
    </style:style>
    <style:style style:name="gr46" style:family="graphic" style:parent-style-name="standard">
      <style:graphic-properties draw:stroke="solid" svg:stroke-color="#000000" draw:fill="none" draw:fill-color="#ffffff" draw:auto-grow-height="true" draw:auto-grow-width="false" fo:max-height="0cm" fo:min-height="2.15cm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5cm"/>
    </style:style>
    <style:style style:name="gr48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</style:style>
    <style:style style:name="gr49" style:family="graphic" style:parent-style-name="standard">
      <style:graphic-properties draw:stroke="solid" svg:stroke-color="#000000" draw:fill="none" draw:fill-color="#ffffff" draw:auto-grow-height="true" draw:auto-grow-width="false" fo:max-height="0cm" fo:min-height="3.35cm"/>
    </style:style>
    <style:style style:name="gr50" style:family="graphic" style:parent-style-name="standard">
      <style:graphic-properties draw:stroke="solid" svg:stroke-color="#000000" draw:fill="none" draw:fill-color="#ffffff" draw:auto-grow-height="true" draw:auto-grow-width="false" fo:max-height="0cm" fo:min-height="4.15cm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1.623cm"/>
    </style:style>
    <style:style style:name="gr52" style:family="graphic" style:parent-style-name="standard">
      <style:graphic-properties svg:stroke-color="#000000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4" style:family="graphic" style:parent-style-name="standard">
      <style:graphic-properties draw:stroke="solid" svg:stroke-color="#000000" draw:fill="none" draw:fill-color="#ffffff" draw:auto-grow-height="true" draw:auto-grow-width="false" fo:max-height="0cm" fo:min-height="3.634cm"/>
    </style:style>
    <style:style style:name="gr55" style:family="graphic" style:parent-style-name="standard">
      <style:graphic-properties draw:stroke="solid" svg:stroke-color="#000000" draw:fill="none" draw:fill-color="#ffffff" draw:auto-grow-height="true" draw:auto-grow-width="false" fo:max-height="0cm" fo:min-height="2.256cm"/>
    </style:style>
    <style:style style:name="gr56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9cm"/>
    </style:style>
    <style:style style:name="gr57" style:family="graphic" style:parent-style-name="standard">
      <style:graphic-properties draw:stroke="solid" svg:stroke-color="#000000" draw:fill="none" draw:fill-color="#ffffff" draw:auto-grow-height="true" draw:auto-grow-width="false" fo:max-height="0cm" fo:min-height="2.144cm"/>
    </style:style>
    <style:style style:name="gr58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9cm"/>
    </style:style>
    <style:style style:name="gr59" style:family="graphic" style:parent-style-name="standard">
      <style:graphic-properties draw:stroke="solid" svg:stroke-color="#000000" draw:fill="none" draw:fill-color="#ffffff" draw:auto-grow-height="true" draw:auto-grow-width="false" fo:max-height="0cm" fo:min-height="5.65cm"/>
    </style:style>
    <style:style style:name="gr60" style:family="graphic" style:parent-style-name="standard">
      <style:graphic-properties draw:stroke="solid" svg:stroke-color="#000000" draw:fill="none" draw:fill-color="#ffffff" draw:auto-grow-height="true" draw:auto-grow-width="false" fo:max-height="0cm" fo:min-height="6.167cm"/>
    </style:style>
    <style:style style:name="gr61" style:family="graphic" style:parent-style-name="standard">
      <style:graphic-properties draw:stroke="solid" svg:stroke-color="#000000" draw:fill="none" draw:fill-color="#ffffff" draw:auto-grow-height="true" draw:auto-grow-width="false" fo:max-height="0cm" fo:min-height="4.17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7pt"/>
    </style:style>
    <style:style style:name="P3" style:family="paragraph">
      <style:text-properties fo:font-size="37pt" style:text-underline-style="solid" style:text-underline-width="auto" style:text-underline-color="font-color"/>
    </style:style>
    <style:style style:name="P4" style:family="paragraph">
      <style:text-properties fo:font-size="12pt" style:text-underline-style="none" style:font-size-asian="12pt" style:font-size-complex="12pt"/>
    </style:style>
    <style:style style:name="P5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14pt"/>
    </style:style>
    <style:style style:name="P12" style:family="paragraph">
      <style:text-properties fo:font-size="18pt"/>
    </style:style>
    <style:style style:name="P13" style:family="paragraph">
      <style:paragraph-properties fo:text-align="justify"/>
      <style:text-properties fo:font-size="18pt"/>
    </style:style>
    <style:style style:name="P14" style:family="paragraph">
      <style:paragraph-properties fo:text-align="center"/>
      <style:text-properties fo:font-size="40pt"/>
    </style:style>
    <style:style style:name="P15" style:family="paragraph">
      <style:text-properties fo:font-size="20pt"/>
    </style:style>
    <style:style style:name="T1" style:family="text">
      <style:text-properties fo:font-size="37pt"/>
    </style:style>
    <style:style style:name="T2" style:family="text">
      <style:text-properties fo:font-size="37pt" style:text-underline-style="solid" style:text-underline-width="auto" style:text-underline-color="font-color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20pt" style:font-size-asian="26pt" style:font-size-complex="2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9.947cm" svg:height="3.695cm" svg:x="3.053cm" svg:y="77.8cm">
          <text:p text:style-name="P1"><text:span text:style-name="T1">Output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11.219cm" svg:height="1.707cm" svg:x="0.981cm" svg:y="27.8cm">
          <draw:text-box>
            <text:p><text:span text:style-name="T2">add_atmosphere()</text:span></text:p>
          </draw:text-box>
        </draw:frame>
        <draw:frame draw:style-name="gr2" draw:text-style-name="P3" xml:id="id10" draw:id="id10" draw:layer="layout" svg:width="7cm" svg:height="1.707cm" svg:x="1cm" svg:y="36cm">
          <draw:text-box>
            <text:p><text:span text:style-name="T2">apply_psf()</text:span></text:p>
          </draw:text-box>
        </draw:frame>
        <draw:frame draw:style-name="gr3" draw:text-style-name="P3" xml:id="id12" draw:id="id12" draw:layer="layout" svg:width="11.448cm" svg:height="1.858cm" svg:x="0.952cm" svg:y="43.542cm">
          <draw:text-box>
            <text:p><text:span text:style-name="T2">apply_throughput()</text:span></text:p>
          </draw:text-box>
        </draw:frame>
        <draw:frame draw:style-name="gr4" draw:text-style-name="P3" draw:layer="layout" svg:width="10.361cm" svg:height="2.258cm" svg:x="1.039cm" svg:y="58.742cm">
          <draw:text-box>
            <text:p><text:span text:style-name="T2">collapse()</text:span></text:p>
          </draw:text-box>
        </draw:frame>
        <draw:frame draw:style-name="gr2" draw:text-style-name="P3" xml:id="id13" draw:id="id13" draw:layer="layout" svg:width="13cm" svg:height="1.707cm" svg:x="1cm" svg:y="65.6cm">
          <draw:text-box>
            <text:p><text:span text:style-name="T2">apply_plane_effects()</text:span></text:p>
          </draw:text-box>
        </draw:frame>
        <draw:frame draw:style-name="gr2" draw:text-style-name="P3" xml:id="id14" draw:id="id14" draw:layer="layout" svg:width="14.4cm" svg:height="1.707cm" svg:x="1cm" svg:y="72.693cm">
          <draw:text-box>
            <text:p><text:span text:style-name="T2">make_detector_image()</text:span></text:p>
          </draw:text-box>
        </draw:frame>
        <draw:connector draw:style-name="gr5" draw:text-style-name="P1" draw:layer="layout" draw:line-skew="-25.112cm -1.57cm" svg:x1="8.2cm" svg:y1="22.239cm" svg:x2="3.053cm" svg:y2="79.648cm" draw:start-shape="id1" draw:start-glue-point="2" draw:end-shape="id2" draw:end-glue-point="6" svg:d="M8200 22239v2668h-7219v54741h2072" svg:viewBox="0 0 7220 57410">
          <text:p/>
        </draw:connector>
        <draw:connector draw:style-name="gr5" draw:text-style-name="P1" draw:layer="layout" draw:type="curve" svg:x1="51.005cm" svg:y1="22.706cm" svg:x2="22.269cm" svg:y2="30.916cm" draw:start-shape="id3" draw:start-glue-point="2" draw:end-shape="id4" draw:end-glue-point="0" svg:d="M51005 22706c0 6157-28736 2053-28736 8210" svg:viewBox="0 0 28737 8211">
          <text:p/>
        </draw:connector>
        <draw:connector draw:style-name="gr5" draw:text-style-name="P1" draw:layer="layout" draw:type="curve" draw:line-skew="-16.132cm" svg:x1="51.005cm" svg:y1="22.706cm" svg:x2="51.7cm" svg:y2="70.4cm" draw:start-shape="id3" draw:start-glue-point="2" draw:end-shape="id5" draw:end-glue-point="0" svg:d="M51005 22706c0 11572 695-12274 695 47694" svg:viewBox="0 0 696 47695">
          <text:p/>
        </draw:connector>
        <draw:connector draw:style-name="gr5" draw:text-style-name="P1" draw:layer="layout" draw:type="curve" svg:x1="51.005cm" svg:y1="22.706cm" svg:x2="24.798cm" svg:y2="42.916cm" draw:start-shape="id3" draw:start-glue-point="2" draw:end-shape="id6" svg:d="M51005 22706c0 15157-26207 5053-26207 20210" svg:viewBox="0 0 26208 20211">
          <text:p/>
        </draw:connector>
        <draw:connector draw:style-name="gr5" draw:text-style-name="P1" draw:layer="layout" draw:type="curve" draw:line-skew="3.161cm" svg:x1="51.005cm" svg:y1="22.706cm" svg:x2="43cm" svg:y2="60.872cm" draw:start-shape="id3" draw:start-glue-point="2" draw:end-shape="id7" draw:end-glue-point="0" svg:d="M51005 22706c0 33366-8005 14283-8005 38166" svg:viewBox="0 0 8006 38167">
          <text:p/>
        </draw:connector>
        <draw:connector draw:style-name="gr6" draw:text-style-name="P1" draw:layer="layout" draw:type="curve" draw:line-skew="-1.862cm" svg:x1="31.819cm" svg:y1="21.354cm" svg:x2="51.005cm" svg:y2="22.706cm" draw:start-shape="id8" draw:start-glue-point="1" draw:end-shape="id3" draw:end-glue-point="2" svg:d="M31819 21354c6643 0 5535 926 8671 1452s10515 650 10515-100" svg:viewBox="0 0 19187 1881">
          <text:p/>
        </draw:connector>
        <draw:connector draw:style-name="gr5" draw:text-style-name="P1" draw:layer="layout" draw:type="curve" draw:line-skew="1.1cm" svg:x1="16.3cm" svg:y1="32.558cm" svg:x2="8cm" svg:y2="36.853cm" draw:start-shape="id9" draw:start-glue-point="3" draw:end-shape="id10" draw:end-glue-point="1" svg:d="M16300 32558c-4575 0-425 4295-8300 4295" svg:viewBox="0 0 8301 4296">
          <text:p/>
        </draw:connector>
        <draw:connector draw:style-name="gr5" draw:text-style-name="P1" draw:layer="layout" draw:type="curve" draw:line-skew="0.802cm" svg:x1="19.8cm" svg:y1="21.354cm" svg:x2="12.2cm" svg:y2="28.653cm" draw:start-shape="id8" draw:start-glue-point="3" draw:end-shape="id11" draw:end-glue-point="1" svg:d="M19800 21354c-4498 0-699 7299-7600 7299" svg:viewBox="0 0 7601 7300">
          <text:p/>
        </draw:connector>
        <draw:connector draw:style-name="gr5" draw:text-style-name="P1" draw:layer="layout" draw:type="curve" draw:line-skew="0.888cm" svg:x1="18.996cm" svg:y1="44.558cm" svg:x2="12.4cm" svg:y2="44.471cm" draw:start-shape="id6" draw:start-glue-point="3" draw:end-shape="id12" draw:end-glue-point="1" svg:d="M18996 44558c-3615 0-317-87-6596-87" svg:viewBox="0 0 6597 88">
          <text:p/>
        </draw:connector>
        <draw:connector draw:style-name="gr5" draw:text-style-name="P1" draw:layer="layout" draw:type="curve" draw:line-skew="4.9cm" svg:x1="36.8cm" svg:y1="62.514cm" svg:x2="14cm" svg:y2="66.453cm" draw:start-shape="id7" draw:start-glue-point="3" draw:end-shape="id13" draw:end-glue-point="1" svg:d="M36800 62514c-9750 0 1650 3939-22800 3939" svg:viewBox="0 0 22801 3940">
          <text:p/>
        </draw:connector>
        <draw:connector draw:style-name="gr5" draw:text-style-name="P1" draw:layer="layout" draw:type="curve" draw:line-skew="3.4cm" svg:x1="45.4cm" svg:y1="72.042cm" svg:x2="15.4cm" svg:y2="73.546cm" draw:start-shape="id5" draw:start-glue-point="3" draw:end-shape="id14" draw:end-glue-point="1" svg:d="M45400 72042c-17400 0-2400 1504-30000 1504" svg:viewBox="0 0 30001 1505">
          <text:p/>
        </draw:connector>
        <draw:connector draw:style-name="gr5" draw:text-style-name="P1" draw:layer="layout" draw:type="curve" svg:x1="29.834cm" svg:y1="9.624cm" svg:x2="8.119cm" svg:y2="13.016cm" draw:start-shape="id15" draw:start-glue-point="2" draw:end-shape="id16" draw:end-glue-point="0" svg:d="M29834 9624c0 2544-21715 848-21715 3392" svg:viewBox="0 0 21716 3393">
          <text:p/>
        </draw:connector>
        <draw:g>
          <draw:custom-shape draw:style-name="gr7" draw:text-style-name="P2" xml:id="id6" draw:id="id6" draw:layer="layout" svg:width="11.604cm" svg:height="3.284cm" svg:x="18.996cm" svg:y="42.916cm">
            <text:p text:style-name="P1"><text:span text:style-name="T1">ThroughputCurve</text:span></text:p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1.961cm" svg:height="4.043cm" svg:x="18.839cm" svg:y="46.307cm">
            <draw:text-box>
              <text:p><text:span text:style-name="T3">Input: UserCommands</text:span></text:p>
              <text:p><text:span text:style-name="T3">Attributes: lam, val, lam_re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from_list(list ThroughputCurve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 xml:id="id4" draw:id="id4">
          <draw:custom-shape draw:style-name="gr9" draw:text-style-name="P2" xml:id="id9" draw:id="id9" draw:layer="layout" svg:width="11.8cm" svg:height="3.284cm" svg:x="16.3cm" svg:y="30.916cm">
            <text:p text:style-name="P1"><text:span text:style-name="T1">PSFCub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4" draw:layer="layout" svg:width="12.262cm" svg:height="4.991cm" svg:x="16.138cm" svg:y="34.157cm">
            <draw:text-box>
              <text:p><text:span text:style-name="T3">Input: UserCommands</text:span></text:p>
              <text:p><text:span text:style-name="T3">Attributes: lam_edges, lam_centres, psf_cube, psf_list, size, fwhm, pix_res, weight_map</text:span></text:p>
              <text:p><text:span text:style-name="T3">Methods:</text:span></text:p>
              <text:p><text:span text:style-name="T3"><text:tab/></text:span><text:span text:style-name="T3">generate_cubes()</text:span></text:p>
              <text:p><text:span text:style-name="T3"><text:tab/></text:span><text:span text:style-name="T3">combine_cubes()</text:span></text:p>
              <text:p><text:span text:style-name="T3">Subclasses:</text:span></text:p>
              <text:p><text:span text:style-name="T3"><text:tab/></text:span><text:span text:style-name="T3">PSFCubeADC</text:span></text:p>
              <text:p><text:span text:style-name="T3"><text:tab/></text:span><text:span text:style-name="T3">PSFCubeFromFile</text:span></text:p>
              <text:p><text:span text:style-name="T3"><text:tab/></text:span><text:span text:style-name="T3">PSFCubeAnalytic</text:span></text:p>
            </draw:text-box>
          </draw:frame>
        </draw:g>
        <draw:g>
          <draw:custom-shape draw:style-name="gr11" draw:text-style-name="P2" xml:id="id8" draw:id="id8" draw:layer="layout" svg:width="12.019cm" svg:height="3.284cm" svg:x="19.8cm" svg:y="19.712cm">
            <text:p text:style-name="P1"><text:span text:style-name="T1">Atmospheric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12.304cm" svg:height="3.569cm" svg:x="19.696cm" svg:y="23.031cm">
            <draw:text-box>
              <text:p><text:span text:style-name="T3">Input: UserCommands</text:span></text:p>
              <text:p><text:span text:style-name="T3">Attributes: TC, EC, Temp, Pres, %Hum, z0, lat, long, height</text:span></text:p>
              <text:p><text:span text:style-name="T3">Methods: </text:span></text:p>
              <text:p><text:span text:style-name="T3"><text:tab/></text:span><text:span text:style-name="T3">read_skycalc(str filename)</text:span></text:p>
              <text:p><text:span text:style-name="T3"><text:tab/></text:span><text:span text:style-name="T3">read_tc(str filename)</text:span></text:p>
              <text:p><text:span text:style-name="T3"><text:tab/></text:span><text:span text:style-name="T3">read_ec(str filename)</text:span></text:p>
              <text:p><text:span text:style-name="T3"><text:tab/></text:span><text:span text:style-name="T3">get_photons(arr lam)</text:span></text:p>
            </draw:text-box>
          </draw:frame>
        </draw:g>
        <draw:connector draw:style-name="gr5" draw:text-style-name="P1" draw:layer="layout" draw:type="curve" svg:x1="29.834cm" svg:y1="9.624cm" svg:x2="51.01cm" svg:y2="12.8cm" draw:start-shape="id15" draw:start-glue-point="2" draw:end-shape="id17" draw:end-glue-point="0" svg:d="M29834 9624c0 2380 21176 793 21176 3176" svg:viewBox="0 0 21177 3177">
          <text:p/>
        </draw:connector>
        <draw:connector draw:style-name="gr5" draw:text-style-name="P1" draw:layer="layout" draw:type="curve" draw:line-skew="-1.819cm" svg:x1="15.8cm" svg:y1="4.278cm" svg:x2="24.278cm" svg:y2="2.637cm" draw:start-shape="id18" draw:start-glue-point="1" draw:end-shape="id19" draw:end-glue-point="3" svg:d="M15800 4278c3630 0-609-1641 8478-1641" svg:viewBox="0 0 8479 1642">
          <text:p/>
        </draw:connector>
        <draw:connector draw:style-name="gr5" draw:text-style-name="P1" draw:layer="layout" draw:type="curve" draw:line-skew="-1.364cm" svg:x1="51.005cm" svg:y1="22.706cm" svg:x2="35.4cm" svg:y2="49.799cm" draw:start-shape="id3" draw:start-glue-point="2" draw:end-shape="id20" draw:end-glue-point="0" svg:d="M51005 22706c0 18273-15605 4727-15605 27093" svg:viewBox="0 0 15606 27094">
          <text:p/>
        </draw:connector>
        <draw:connector draw:style-name="gr5" draw:text-style-name="P1" draw:layer="layout" draw:type="curve" svg:x1="29.6cm" svg:y1="51.441cm" svg:x2="17.448cm" svg:y2="52.221cm" draw:start-shape="id21" draw:start-glue-point="3" draw:end-shape="id22" draw:end-glue-point="1" svg:d="M29600 51441c-9114 0-3038 780-12152 780" svg:viewBox="0 0 12153 781">
          <text:p/>
        </draw:connector>
        <draw:frame draw:style-name="gr13" draw:text-style-name="P3" xml:id="id22" draw:id="id22" draw:layer="layout" svg:width="16.448cm" svg:height="1.958cm" svg:x="1cm" svg:y="51.242cm">
          <draw:text-box>
            <text:p><text:span text:style-name="T2">add_blackbody_emission()</text:span></text:p>
          </draw:text-box>
        </draw:frame>
        <draw:connector draw:style-name="gr5" draw:text-style-name="P1" draw:layer="layout" draw:type="curve" svg:x1="30.6cm" svg:y1="44.558cm" svg:x2="35.4cm" svg:y2="49.799cm" draw:start-shape="id6" draw:start-glue-point="1" draw:end-shape="id20" draw:end-glue-point="0" svg:d="M30600 44558c3200 0 4800 1747 4800 5241" svg:viewBox="0 0 4801 5242">
          <text:p/>
        </draw:connector>
        <draw:custom-shape draw:style-name="gr14" draw:text-style-name="P2" xml:id="id18" draw:id="id18" draw:layer="layout" svg:width="10.656cm" svg:height="2.874cm" svg:x="5.144cm" svg:y="2.841cm">
          <text:p text:style-name="P1"><text:span text:style-name="T1">User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1.6cm" svg:height="1.673cm" svg:x="5cm" svg:y="5.8cm">
          <draw:text-box>
            <text:p><text:span text:style-name="T4">A dictionary that contains all the parameters needed by SimulationRun. These include all aspects related to the optical train, input cube and observation strategy.</text:span></text:p>
          </draw:text-box>
        </draw:frame>
        <draw:custom-shape draw:style-name="gr16" draw:text-style-name="P2" xml:id="id19" draw:id="id19" draw:layer="layout" svg:width="11.19cm" svg:height="2.874cm" svg:x="24.278cm" svg:y="1.2cm">
          <text:p text:style-name="P1"><text:span text:style-name="T1">Simulation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xml:id="id15" draw:id="id15" draw:layer="layout" svg:width="11.4cm" svg:height="5.465cm" svg:x="24.134cm" svg:y="4.159cm">
          <draw:text-box>
            <text:p><text:span text:style-name="T4">The controlling class – it generates all the components of the optical train, reads in the science cube, then applies each optical effect in turn.</text:span></text:p>
            <text:p><text:span text:style-name="T4"/></text:p>
            <text:p><text:span text:style-name="T3">Input: UserCommands</text:span></text:p>
            <text:p><text:span text:style-name="T3">Attributes: ...</text:span></text:p>
            <text:p><text:span text:style-name="T3">Methods: </text:span></text:p>
            <text:p><text:span text:style-name="T3"><text:tab/></text:span><text:span text:style-name="T3">read_user_comands(str filename)</text:span></text:p>
            <text:p><text:span text:style-name="T3"><text:tab/></text:span><text:span text:style-name="T3">import_science_object()</text:span></text:p>
            <text:p><text:span text:style-name="T3"><text:tab/></text:span><text:span text:style-name="T3">generate_optical_train()</text:span></text:p>
            <text:p><text:span text:style-name="T3"><text:tab/></text:span><text:span text:style-name="T3">make_rocket_go_now()</text:span></text:p>
          </draw:text-box>
        </draw:frame>
        <draw:g>
          <draw:custom-shape draw:style-name="gr18" draw:text-style-name="P2" xml:id="id16" draw:id="id16" draw:layer="layout" svg:width="13.361cm" svg:height="3.284cm" svg:x="1.439cm" svg:y="13.016cm">
            <text:p text:style-name="P1"><text:span text:style-name="T1">ScienceObject</text:span></text:p>
            <draw:enhanced-geometry svg:viewBox="0 0 21600 21600" draw:type="rectangle" draw:enhanced-path="M 0 0 L 21600 0 21600 21600 0 21600 0 0 Z N"/>
          </draw:custom-shape>
          <draw:frame draw:style-name="gr19" draw:text-style-name="P6" xml:id="id1" draw:id="id1" draw:layer="layout" svg:width="13.6cm" svg:height="5.939cm" svg:x="1.4cm" svg:y="16.3cm">
            <draw:text-box>
              <text:p><text:span text:style-name="T4">Input: UserCommmands</text:span></text:p>
              <text:p><text:span text:style-name="T4">Attributes: filename, image_cube, lam_edges, lam_centres</text:span></text:p>
              <text:p><text:span text:style-name="T4">Methods:</text:span></text:p>
              <text:p><text:span text:style-name="T4"><text:tab/></text:span><text:span text:style-name="T4">convert_to_photons()</text:span></text:p>
              <text:p><text:span text:style-name="T4"><text:tab/></text:span><text:span text:style-name="T4">add_atmosphere(AtmosphericModel)</text:span></text:p>
              <text:p><text:span text:style-name="T4"><text:tab/></text:span><text:span text:style-name="T4">apply_psf(PSFCube)</text:span></text:p>
              <text:p><text:span text:style-name="T4"><text:tab/></text:span><text:span text:style-name="T4">apply_field_variant_psf([PSFCube])</text:span></text:p>
              <text:p><text:span text:style-name="T4"><text:tab/></text:span><text:span text:style-name="T4">apply_throughput(TransmissionCurve)</text:span></text:p>
              <text:p><text:span text:style-name="T4"><text:tab/></text:span><text:span text:style-name="T4">add_blackbody_emission(EmissionCurve)</text:span></text:p>
              <text:p><text:span text:style-name="T4"><text:tab/></text:span><text:span text:style-name="T4">collapse()</text:span></text:p>
              <text:p><text:span text:style-name="T4"><text:tab/></text:span><text:span text:style-name="T4">apply_plane_effects(PlaneEffect)</text:span></text:p>
              <text:p><text:span text:style-name="T4"><text:tab/></text:span><text:span text:style-name="T4">make_detector_image(Detector)</text:span></text:p>
            </draw:text-box>
          </draw:frame>
        </draw:g>
        <draw:g xml:id="id20" draw:id="id20">
          <draw:custom-shape draw:style-name="gr7" draw:text-style-name="P2" xml:id="id21" draw:id="id21" draw:layer="layout" svg:width="11.604cm" svg:height="3.284cm" svg:x="29.6cm" svg:y="49.799cm">
            <text:p text:style-name="P1"><text:span text:style-name="T1">EmissionCurve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2cm" svg:height="4.517cm" svg:x="29.4cm" svg:y="53.083cm">
            <draw:text-box>
              <text:p><text:span text:style-name="T3">Input: UserCommands, </text:span><text:span text:style-name="T5">TransmissionCurve</text:span></text:p>
              <text:p><text:span text:style-name="T3">Attributes: lam, val, lam_res, tc, mirror_area, pix_res, energy_unit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photons_per_bins(arr lam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>
          <draw:custom-shape draw:style-name="gr21" draw:text-style-name="P2" xml:id="id7" draw:id="id7" draw:layer="layout" svg:width="12.4cm" svg:height="3.284cm" svg:x="36.8cm" svg:y="60.872cm">
            <text:p text:style-name="P1"><text:span text:style-name="T1">PlaneEffect</text:span></text:p>
            <draw:enhanced-geometry svg:viewBox="0 0 21600 21600" draw:type="rectangle" draw:enhanced-path="M 0 0 L 21600 0 21600 21600 0 21600 0 0 Z N"/>
          </draw:custom-shape>
          <draw:frame draw:style-name="gr22" draw:text-style-name="P4" draw:layer="layout" svg:width="13.003cm" svg:height="4.044cm" svg:x="36.597cm" svg:y="64.156cm">
            <draw:text-box>
              <text:p><text:span text:style-name="T3">Input: UserCommands</text:span></text:p>
              <text:p><text:span text:style-name="T3">Attributes: pix_res, effect_type, kernel, shift_x, shift_y, stretch_x, stretch_y, theta, distortion_map, weight_map</text:span></text:p>
              <text:p><text:span text:style-name="T3">Methods: </text:span></text:p>
              <text:p><text:span text:style-name="T3"><text:tab/></text:span><text:span text:style-name="T3">read_dist_map()</text:span></text:p>
              <text:p><text:span text:style-name="T3"/></text:p>
              <text:p><text:span text:style-name="T3">Notes: Types of effect: rotation, distortion, shift, convolution</text:span></text:p>
            </draw:text-box>
          </draw:frame>
        </draw:g>
        <draw:g>
          <draw:custom-shape draw:style-name="gr23" draw:text-style-name="P2" xml:id="id5" draw:id="id5" draw:layer="layout" svg:width="12.6cm" svg:height="3.284cm" svg:x="45.4cm" svg:y="70.4cm">
            <text:p text:style-name="P1"><text:span text:style-name="T1">Detector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3.003cm" svg:height="4.517cm" svg:x="45.197cm" svg:y="73.7cm">
            <draw:text-box>
              <text:p><text:span text:style-name="T3">Input: UserCommands</text:span></text:p>
              <text:p><text:span text:style-name="T3">Attributes: shape, dark_mean, dark_stdev, from HXRGNG package; rd_noise, pedestal, c_pink, u_pink, can, pca0_amp</text:span></text:p>
              <text:p><text:span text:style-name="T3">Methods:</text:span></text:p>
              <text:p><text:span text:style-name="T3"><text:tab/></text:span><text:span text:style-name="T3">generate_noise()</text:span></text:p>
              <text:p><text:span text:style-name="T3"><text:tab/></text:span><text:span text:style-name="T3">load_noise_frame(str filename)</text:span></text:p>
              <text:p><text:span text:style-name="T3"><text:tab/></text:span><text:span text:style-name="T3">save_noise_frame(str filename)</text:span></text:p>
              <text:p><text:span text:style-name="T3"/></text:p>
              <text:p><text:span text:style-name="T3">Notes: Dark noise is not generated by HXRGNG.</text:span></text:p>
            </draw:text-box>
          </draw:frame>
        </draw:g>
        <draw:g xml:id="id3" draw:id="id3">
          <draw:custom-shape draw:style-name="gr24" draw:text-style-name="P2" xml:id="id17" draw:id="id17" draw:layer="layout" svg:width="13.199cm" svg:height="3.493cm" svg:x="44.411cm" svg:y="12.8cm">
            <text:p text:style-name="P1"><text:span text:style-name="T1">OpticalTrain</text:span></text:p>
            <text:p text:style-name="P1"><text:span text:style-name="T6"/></text:p>
            <text:p text:style-name="P1"><text:span text:style-name="T7">(Telescope + Instru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7" draw:layer="layout" svg:width="13.21cm" svg:height="6.413cm" svg:x="44.4cm" svg:y="16.293cm">
            <draw:text-box>
              <text:p><text:span text:style-name="T3">Input: UserCommands</text:span></text:p>
              <text:p><text:span text:style-name="T3">Attributes: ...</text:span></text:p>
              <text:p><text:span text:style-name="T3">Methods: </text:span></text:p>
              <text:p><text:span text:style-name="T3"><text:tab/></text:span><text:span text:style-name="T3">make_optical_train()</text:span></text:p>
              <text:p><text:span text:style-name="T3"><text:tab/></text:span><text:span text:style-name="T3">read_psf_cube()</text:span></text:p>
              <text:p><text:span text:style-name="T3"><text:tab/></text:span><text:span text:style-name="T3">generate_psf_cube()</text:span></text:p>
              <text:p><text:span text:style-name="T3"><text:tab/></text:span><text:span text:style-name="T3">write_psf_cube()</text:span></text:p>
              <text:p><text:span text:style-name="T3"><text:tab/></text:span><text:span text:style-name="T3">generate_transmission_curve()</text:span></text:p>
              <text:p><text:span text:style-name="T3"><text:tab/></text:span><text:span text:style-name="T3">generate_emission_curve()</text:span></text:p>
              <text:p><text:span text:style-name="T3"><text:tab/></text:span><text:span text:style-name="T3">generate_plane_effect()</text:span></text:p>
              <text:p><text:span text:style-name="T3"><text:tab/></text:span><text:span text:style-name="T3">read_detector_noise()</text:span></text:p>
              <text:p><text:span text:style-name="T3"><text:tab/></text:span><text:span text:style-name="T3">generate_detector_noise()</text:span></text:p>
              <text:p><text:span text:style-name="T3"><text:tab/></text:span><text:span text:style-name="T3">write_detector_noise()</text:span></text:p>
            </draw:text-box>
          </draw:frame>
        </draw:g>
        <draw:connector draw:style-name="gr5" draw:text-style-name="P1" draw:layer="layout" draw:type="curve" draw:line-skew="1.881cm" svg:x1="24.278cm" svg:y1="2.637cm" svg:x2="15.8cm" svg:y2="4.278cm" draw:start-shape="id19" draw:start-glue-point="3" draw:end-shape="id18" draw:end-glue-point="1" svg:d="M24278 2637c-3537 0 702 1641-8478 1641" svg:viewBox="0 0 8479 1642">
          <text:p/>
        </draw:connector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7" draw:layer="layout" svg:width="16.8cm" svg:height="0.962cm" svg:x="21.6cm" svg:y="2.2cm">
          <draw:text-box>
            <text:p>Simput</text:p>
          </draw:text-box>
        </draw:frame>
        <draw:frame draw:style-name="gr28" draw:layer="layout" svg:width="7.8cm" svg:height="2.384cm" svg:x="5.6cm" svg:y="14.6cm">
          <draw:text-box>
            <text:p>Extended sources</text:p>
            <text:p>n x ASCII spectrum</text:p>
            <text:p>n x 2D intensity map</text:p>
          </draw:text-box>
        </draw:frame>
        <draw:frame draw:style-name="gr15" draw:layer="layout" svg:width="5.6cm" svg:height="1.673cm" svg:x="5.8cm" svg:y="20cm">
          <draw:text-box>
            <text:p>Extended sources</text:p>
            <text:p>n x 2D images</text:p>
          </draw:text-box>
        </draw:frame>
        <draw:frame draw:style-name="gr15" draw:layer="layout" svg:width="7cm" svg:height="1.673cm" svg:x="5.5cm" svg:y="9.327cm">
          <draw:text-box>
            <text:p>Point sources</text:p>
            <text:p>List x,y,mag,spectrum</text:p>
          </draw:text-box>
        </draw:frame>
        <presentation:notes draw:style-name="dp2">
          <draw:page-thumbnail draw:style-name="gr2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style-name="gr29" draw:text-style-name="P8" draw:layer="layout" svg:width="20.6cm" svg:height="3.618cm" svg:x="18.4cm" svg:y="1cm">
          <draw:text-box>
            <text:p text:style-name="P8"><text:span text:style-name="T8">File structure</text:span></text:p>
          </draw:text-box>
        </draw:frame>
        <draw:frame draw:style-name="gr30" draw:text-style-name="P9" xml:id="id34" draw:id="id34" draw:layer="layout" svg:width="7.8cm" svg:height="3.5cm" svg:x="50.6cm" svg:y="9.9cm">
          <draw:text-box>
            <text:p><text:span text:style-name="T9">scripts</text:span></text:p>
            <text:p><text:span text:style-name="T10">Usage examples for SimCADO for MICADO/EELT and possibly other telescopes</text:span></text:p>
          </draw:text-box>
        </draw:frame>
        <draw:frame draw:style-name="gr31" draw:text-style-name="P9" xml:id="id30" draw:id="id30" draw:layer="layout" svg:width="9.9cm" svg:height="3.493cm" svg:x="31.3cm" svg:y="10.107cm">
          <draw:text-box>
            <text:p><text:span text:style-name="T9">output</text:span></text:p>
            <text:p><text:span text:style-name="T10">Any files generated during a simulations are saved here by defaults. This path can be defined by the user</text:span></text:p>
          </draw:text-box>
        </draw:frame>
        <draw:frame draw:style-name="gr32" draw:text-style-name="P9" xml:id="id32" draw:id="id32" draw:layer="layout" svg:width="8.2cm" svg:height="3.338cm" svg:x="42cm" svg:y="10.1cm">
          <draw:text-box>
            <text:p><text:span text:style-name="T9">Input</text:span></text:p>
            <text:p><text:span text:style-name="T10">The default folder for an input science data files – ASCII or FITS</text:span></text:p>
          </draw:text-box>
        </draw:frame>
        <draw:frame draw:style-name="gr33" draw:text-style-name="P9" xml:id="id26" draw:id="id26" draw:layer="layout" svg:width="9.1cm" svg:height="2.473cm" svg:x="10.1cm" svg:y="10.127cm">
          <draw:text-box>
            <text:p><text:span text:style-name="T9">data</text:span></text:p>
            <text:p><text:span text:style-name="T10">Holds data for the simulations</text:span></text:p>
          </draw:text-box>
        </draw:frame>
        <draw:frame draw:style-name="gr34" draw:text-style-name="P9" xml:id="id24" draw:id="id24" draw:layer="layout" svg:width="9.4cm" svg:height="2.962cm" svg:x="1cm" svg:y="10.238cm">
          <draw:text-box>
            <text:p><text:span text:style-name="T9">SimCADO</text:span></text:p>
            <text:p><text:span text:style-name="T10">Holds the scripts that build up the SimCADO module</text:span></text:p>
          </draw:text-box>
        </draw:frame>
        <draw:frame draw:style-name="gr35" draw:text-style-name="P10" xml:id="id23" draw:id="id23" draw:layer="layout" svg:width="8.4cm" svg:height="2.762cm" svg:x="1.2cm" svg:y="5cm">
          <draw:text-box>
            <text:p text:style-name="P10"><text:span text:style-name="T11">SimCADO</text:span></text:p>
          </draw:text-box>
        </draw:frame>
        <draw:frame draw:style-name="gr36" draw:text-style-name="P9" xml:id="id28" draw:id="id28" draw:layer="layout" svg:width="9.9cm" svg:height="2.783cm" svg:x="20cm" svg:y="10.1cm">
          <draw:text-box>
            <text:p><text:span text:style-name="T9">user_commands</text:span></text:p>
            <text:p><text:span text:style-name="T10">Holds the config files with all the editable parameters.</text:span></text:p>
          </draw:text-box>
        </draw:frame>
        <draw:connector draw:style-name="gr5" draw:text-style-name="P1" xml:id="id25" draw:id="id25" draw:layer="layout" svg:x1="5.4cm" svg:y1="7.762cm" svg:x2="5.7cm" svg:y2="10.238cm" draw:start-shape="id23" draw:start-glue-point="2" draw:end-shape="id24" draw:end-glue-point="0" svg:d="M5400 7762v1238h300v1238" svg:viewBox="0 0 301 2477">
          <text:p/>
        </draw:connector>
        <draw:connector draw:style-name="gr5" draw:text-style-name="P1" xml:id="id27" draw:id="id27" draw:layer="layout" svg:x1="5.55cm" svg:y1="9cm" svg:x2="14.65cm" svg:y2="10.127cm" draw:start-shape="id25" draw:start-glue-point="0" draw:end-shape="id26" draw:end-glue-point="0" svg:d="M5550 9000h9100v1127" svg:viewBox="0 0 9101 1128">
          <text:p/>
        </draw:connector>
        <draw:connector draw:style-name="gr5" draw:text-style-name="P1" xml:id="id29" draw:id="id29" draw:layer="layout" svg:x1="14.65cm" svg:y1="9cm" svg:x2="24.95cm" svg:y2="10.1cm" draw:start-shape="id27" draw:start-glue-point="0" draw:end-shape="id28" draw:end-glue-point="0" svg:d="M14650 9000h10300v1100" svg:viewBox="0 0 10301 1101">
          <text:p/>
        </draw:connector>
        <draw:connector draw:style-name="gr5" draw:text-style-name="P1" xml:id="id31" draw:id="id31" draw:layer="layout" svg:x1="24.95cm" svg:y1="9cm" svg:x2="36.25cm" svg:y2="10.107cm" draw:start-shape="id29" draw:start-glue-point="0" draw:end-shape="id30" draw:end-glue-point="0" svg:d="M24950 9000h11300v1107" svg:viewBox="0 0 11301 1108">
          <text:p/>
        </draw:connector>
        <draw:connector draw:style-name="gr5" draw:text-style-name="P1" xml:id="id33" draw:id="id33" draw:layer="layout" svg:x1="36.25cm" svg:y1="9cm" svg:x2="46.1cm" svg:y2="10.1cm" draw:start-shape="id31" draw:start-glue-point="0" draw:end-shape="id32" draw:end-glue-point="0" svg:d="M36250 9000h9850v1100" svg:viewBox="0 0 9851 1101">
          <text:p/>
        </draw:connector>
        <draw:connector draw:style-name="gr5" draw:text-style-name="P1" draw:layer="layout" svg:x1="46.1cm" svg:y1="9cm" svg:x2="54.5cm" svg:y2="9.9cm" draw:start-shape="id33" draw:start-glue-point="0" draw:end-shape="id34" draw:end-glue-point="0" svg:d="M46100 9000h8400v900" svg:viewBox="0 0 8401 901">
          <text:p/>
        </draw:connector>
        <draw:frame draw:style-name="gr37" draw:text-style-name="P11" draw:layer="layout" svg:width="9.2cm" svg:height="21.698cm" svg:x="10.1cm" svg:y="13.649cm">
          <draw:text-box>
            <text:p text:style-name="P11"><text:span text:style-name="T12">Transmission Curves</text:span></text:p>
            <text:p text:style-name="P11">ASCII files containing 2 columns:</text:p>
            <text:p text:style-name="P11"><text:span text:style-name="T13">wavelength</text:span> [um], <text:span text:style-name="T13">value</text:span> [0...1]</text:p>
            <text:p text:style-name="P11"><text:s text:c="3"/></text:p>
            <text:p text:style-name="P11">- TC_filter_I.dat</text:p>
            <text:p text:style-name="P11">- TC_filter_z.dat</text:p>
            <text:p text:style-name="P11">- TC_filter_Y.dat</text:p>
            <text:p text:style-name="P11">- TC_filter_J.dat</text:p>
            <text:p text:style-name="P11">- TC_filter_H.dat</text:p>
            <text:p text:style-name="P11">- TC_filter_Ks.dat</text:p>
            <text:p text:style-name="P11">- TC_filter_K.dat</text:p>
            <text:p text:style-name="P11">- TC_mirror_mgf2agal.dat</text:p>
            <text:p text:style-name="P11">- TC_detector_H4RG.dat</text:p>
            <text:p text:style-name="P11"/>
            <text:p text:style-name="P11"><text:span text:style-name="T7">SkyCalc Curves</text:span></text:p>
            <text:p text:style-name="P11"><text:span text:style-name="T10">A FITS binary table generated by the ESO skycalc online tool. The 3 interesting columns are </text:span><text:span text:style-name="T14">lam, flux, trans</text:span></text:p>
            <text:p text:style-name="P11"><text:span text:style-name="T14"/></text:p>
            <text:p text:style-name="P11">- skytable.fits</text:p>
            <text:p text:style-name="P11"/>
            <text:p text:style-name="P11"><text:span text:style-name="T7">PSF files</text:span></text:p>
            <text:p text:style-name="P11"><text:span text:style-name="T10">A FITS cube containing PSFs for a specific mode over a specific wavelength range</text:span></text:p>
            <text:p text:style-name="P11"><text:span text:style-name="T10"/></text:p>
            <text:p text:style-name="P11">- PSF_MAORY_Ks_0.6arcsec.fits</text:p>
            <text:p text:style-name="P11"/>
            <text:p text:style-name="P11"><text:span text:style-name="T7">Detector files</text:span></text:p>
            <text:p text:style-name="P11"><text:span text:style-name="T10">Files needed by the NG_HxRG script to simulate the detector noise and examples thereof</text:span></text:p>
            <text:p text:style-name="P11"><text:span text:style-name="T10"/></text:p>
            <text:p text:style-name="P11">- FPA_nirspec_pca0.fits</text:p>
            <text:p text:style-name="P11">- FPA_detector_noise.fits</text:p>
            <text:p text:style-name="P11"/>
          </draw:text-box>
        </draw:frame>
        <draw:frame draw:style-name="gr38" draw:text-style-name="P7" draw:layer="layout" svg:width="9.8cm" svg:height="22.733cm" svg:x="20cm" svg:y="13.6cm">
          <draw:text-box>
            <text:p text:style-name="P7"><text:span text:style-name="T7">Master</text:span></text:p>
            <text:p text:style-name="P7"><text:span text:style-name="T10">Contains only the paths to the other config files</text:span></text:p>
            <text:p text:style-name="P7"><text:span text:style-name="T10"/></text:p>
            <text:p text:style-name="P7"><text:span text:style-name="T10">- master.config</text:span></text:p>
            <text:p text:style-name="P7"><text:span text:style-name="T10"/></text:p>
            <text:p text:style-name="P7"><text:span text:style-name="T7">Frequently used parameters</text:span></text:p>
            <text:p text:style-name="P7"><text:span text:style-name="T10">Contains any parameters that the user wants to play with. Overrides the default values. </text:span></text:p>
            <text:p text:style-name="P7"><text:span text:style-name="T10"/></text:p>
            <text:p text:style-name="P7"><text:span text:style-name="T10">- user.config</text:span></text:p>
            <text:p text:style-name="P7"><text:span text:style-name="T10"/></text:p>
            <text:p text:style-name="P7"><text:span text:style-name="T7">Atmosphere</text:span></text:p>
            <text:p text:style-name="P7"><text:span text:style-name="T10">Contains information relevant to functions that deal with the atmosphere</text:span></text:p>
            <text:p text:style-name="P7"><text:span text:style-name="T10"/></text:p>
            <text:p text:style-name="P7"><text:span text:style-name="T10">- atmosphere.config</text:span></text:p>
            <text:p text:style-name="P7"><text:span text:style-name="T10"/></text:p>
            <text:p text:style-name="P7"><text:span text:style-name="T7">Telescope + Instrument</text:span></text:p>
            <text:p text:style-name="P7"><text:span text:style-name="T10">Contains the parameters that control how SimCADO builds the optical train from M1 to just infront of the detector</text:span></text:p>
            <text:p text:style-name="P7"><text:span text:style-name="T10"/></text:p>
            <text:p text:style-name="P7"><text:span text:style-name="T10">- telescope.config</text:span></text:p>
            <text:p text:style-name="P7"><text:span text:style-name="T10"/></text:p>
            <text:p text:style-name="P7"><text:span text:style-name="T7">Detector characteristics</text:span></text:p>
            <text:p text:style-name="P7"><text:span text:style-name="T10">Contains parameters to do with the detector. Primarily those for the NG_HxRG module</text:span></text:p>
            <text:p text:style-name="P7"><text:span text:style-name="T10"/></text:p>
            <text:p text:style-name="P7"><text:span text:style-name="T10">- detector.config</text:span></text:p>
            <text:p text:style-name="P7"><text:span text:style-name="T10"/></text:p>
            <text:p text:style-name="P7"><text:span text:style-name="T7">Simulated Observations</text:span></text:p>
            <text:p text:style-name="P7"><text:span text:style-name="T10">Contains parameters relevant to a single simulated observation</text:span></text:p>
            <text:p text:style-name="P7"><text:span text:style-name="T10"/></text:p>
            <text:p text:style-name="P7"><text:span text:style-name="T10">- observation.config</text:span></text:p>
          </draw:text-box>
        </draw:frame>
        <draw:frame draw:style-name="gr39" draw:layer="layout" svg:width="9.972cm" svg:height="14.978cm" svg:x="31.328cm" svg:y="13.704cm">
          <draw:text-box>
            <text:p><text:span text:style-name="T7">Temporary instrument files</text:span></text:p>
            <text:p><text:span text:style-name="T10">Files which are generated during a simulation which can be used again to save time</text:span></text:p>
            <text:p/>
            <text:p><text:span text:style-name="T10">- slices.fits</text:span></text:p>
            <text:p><text:span text:style-name="T10"><text:tab/></text:span><text:span text:style-name="T10">PSF slices per a filter range</text:span></text:p>
            <text:p><text:span text:style-name="T10">- H4RG_noise.fits</text:span></text:p>
            <text:p><text:span text:style-name="T10"><text:tab/></text:span><text:span text:style-name="T10">If the detector pattern is re generated</text:span></text:p>
            <text:p><text:span text:style-name="T10">- light.fits</text:span></text:p>
            <text:p><text:span text:style-name="T7"/></text:p>
            <text:p><text:span text:style-name="T7">Detector output</text:span></text:p>
            <text:p><text:span text:style-name="T10">Simulated detector readout arrays are saved here. Various stages of the journey through the optical path can be saved</text:span></text:p>
            <text:p><text:span text:style-name="T10"/></text:p>
            <text:p><text:span text:style-name="T10">- output.clean.fits</text:span></text:p>
            <text:p><text:span text:style-name="T10">- output.noise.fits</text:span></text:p>
            <text:p><text:span text:style-name="T10">- output.raw.fits</text:span></text:p>
            <text:p><text:span text:style-name="T10">- output.red.fits</text:span></text:p>
            <text:p><text:span text:style-name="T10"/></text:p>
            <text:p><text:span text:style-name="T10">.clean is only the source passing through</text:span></text:p>
            <text:p><text:span text:style-name="T10">.noise is only the background noise</text:span></text:p>
            <text:p><text:span text:style-name="T10">.raw is the combined source+noise</text:span></text:p>
            <text:p><text:span text:style-name="T10">.red is the raw output minus a constant BG</text:span></text:p>
          </draw:text-box>
        </draw:frame>
        <draw:frame draw:style-name="gr40" draw:text-style-name="P11" draw:layer="layout" svg:width="7.592cm" svg:height="7.466cm" svg:x="1.008cm" svg:y="13.686cm">
          <draw:text-box>
            <text:p text:style-name="P11">Scripts that contains all the modules for the SimCADO. <text:s/></text:p>
            <text:p text:style-name="P11"/>
            <text:p text:style-name="P11">- Detector.py</text:p>
            <text:p text:style-name="P11">- LightObject.py</text:p>
            <text:p text:style-name="P11">- OpticalTrain.py</text:p>
            <text:p text:style-name="P11">- SpectralCurve.py</text:p>
            <text:p text:style-name="P11">- SimulationRun.py</text:p>
            <text:p text:style-name="P11">- PlaneEffect.py</text:p>
            <text:p text:style-name="P11">- PSFCube.py</text:p>
            <text:p text:style-name="P11">- utils.py</text:p>
            <text:p text:style-name="P11"/>
            <text:p text:style-name="P11">See the package model</text:p>
          </draw:text-box>
        </draw:frame>
        <presentation:notes draw:style-name="dp2">
          <draw:page-thumbnail draw:style-name="gr2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5f_">
        <draw:frame draw:style-name="gr41" draw:text-style-name="P12" xml:id="id35" draw:id="id35" draw:layer="layout" svg:width="8.4cm" svg:height="3.806cm" svg:x="1.6cm" svg:y="40.716cm">
          <draw:text-box>
            <text:p text:style-name="P12">TransmissionCurve(object):</text:p>
            <text:p text:style-name="P12">______________________</text:p>
            <text:p text:style-name="P12">.lam<text:tab/><text:tab/>– 1D array</text:p>
            <text:p text:style-name="P12">.val <text:tab/><text:tab/>– 1D array</text:p>
            <text:p text:style-name="P12">.lam_res – float</text:p>
          </draw:text-box>
        </draw:frame>
        <draw:frame draw:style-name="gr42" draw:text-style-name="P12" xml:id="id36" draw:id="id36" draw:layer="layout" svg:width="10.8cm" svg:height="5.228cm" svg:x="13.2cm" svg:y="41.116cm">
          <draw:text-box>
            <text:p text:style-name="P12">EmissionCurve(TransmissionCurve):</text:p>
            <text:p text:style-name="P12">_____________________________</text:p>
            <text:p text:style-name="P12">…</text:p>
            <text:p text:style-name="P12">.area<text:tab/>– float</text:p>
            <text:p text:style-name="P12">.pix_res<text:tab/>– float</text:p>
            <text:p text:style-name="P12">.exptime<text:tab/>– float</text:p>
            <text:p text:style-name="P12">.val_unit – astropy.unit</text:p>
          </draw:text-box>
        </draw:frame>
        <draw:frame draw:style-name="gr43" draw:text-style-name="P12" xml:id="id38" draw:id="id38" draw:layer="layout" svg:width="10cm" svg:height="3.095cm" svg:x="13.6cm" svg:y="48.316cm">
          <draw:text-box>
            <text:p text:style-name="P12">BlackbodyCurve(EmissionCurve):</text:p>
            <text:p text:style-name="P12">___________________________</text:p>
            <text:p text:style-name="P12">…</text:p>
            <text:p text:style-name="P12">.temp <text:tab/>– float</text:p>
          </draw:text-box>
        </draw:frame>
        <draw:frame draw:style-name="gr43" draw:text-style-name="P12" xml:id="id37" draw:id="id37" draw:layer="layout" svg:width="9.8cm" svg:height="3.095cm" svg:x="13.4cm" svg:y="36.016cm">
          <draw:text-box>
            <text:p text:style-name="P12">UnityCurve(TransmissionCurve):</text:p>
            <text:p text:style-name="P12">__________________________</text:p>
            <text:p text:style-name="P12">…</text:p>
            <text:p text:style-name="P12">.val <text:tab/><text:tab/>– float</text:p>
          </draw:text-box>
        </draw:frame>
        <draw:connector draw:style-name="gr5" draw:text-style-name="P1" draw:layer="layout" draw:type="curve" svg:x1="10cm" svg:y1="42.619cm" svg:x2="13.2cm" svg:y2="43.73cm" draw:start-shape="id35" draw:start-glue-point="1" draw:end-shape="id36" svg:d="M10000 42619c2400 0 800 1111 3200 1111" svg:viewBox="0 0 3201 1112">
          <text:p/>
        </draw:connector>
        <draw:connector draw:style-name="gr5" draw:text-style-name="P1" draw:layer="layout" draw:type="curve" svg:x1="10cm" svg:y1="42.619cm" svg:x2="13.4cm" svg:y2="37.563cm" draw:start-shape="id35" draw:start-glue-point="1" draw:end-shape="id37" draw:end-glue-point="3" svg:d="M10000 42619c2550 0 850-5056 3400-5056" svg:viewBox="0 0 3401 5057">
          <text:p/>
        </draw:connector>
        <draw:connector draw:style-name="gr5" draw:text-style-name="P1" draw:layer="layout" draw:type="curve" svg:x1="18.6cm" svg:y1="46.344cm" svg:x2="18.6cm" svg:y2="48.316cm" draw:start-shape="id36" draw:start-glue-point="2" draw:end-shape="id38" draw:end-glue-point="0" svg:d="M18600 46344v1972" svg:viewBox="0 0 1 1973">
          <text:p/>
        </draw:connector>
        <draw:frame draw:style-name="gr44" draw:text-style-name="P13" xml:id="id39" draw:id="id39" draw:layer="layout" svg:width="6.8cm" svg:height="4.517cm" svg:x="1.6cm" svg:y="16.094cm">
          <draw:text-box>
            <text:p text:style-name="P13"><text:span text:style-name="T15">PSF(object):</text:span></text:p>
            <text:p text:style-name="P13"><text:span text:style-name="T15">_________________</text:span></text:p>
            <text:p text:style-name="P12">.array <text:tab/>– 2D array</text:p>
            <text:p text:style-name="P12">.info<text:tab/><text:tab/>– dict</text:p>
            <text:p text:style-name="P12">.pix_res <text:tab/>– float</text:p>
            <text:p text:style-name="P12">.size <text:tab/>– float </text:p>
          </draw:text-box>
        </draw:frame>
        <draw:frame draw:style-name="gr43" draw:text-style-name="P12" xml:id="id40" draw:id="id40" draw:layer="layout" svg:width="5.8cm" svg:height="3.095cm" svg:x="13.663cm" svg:y="10.4cm">
          <draw:text-box>
            <text:p text:style-name="P12">AiryPSF(PSF):</text:p>
            <text:p text:style-name="P12">_______________</text:p>
            <text:p text:style-name="P12">...</text:p>
            <text:p text:style-name="P12">.fwhm – float</text:p>
          </draw:text-box>
        </draw:frame>
        <draw:frame draw:style-name="gr45" draw:text-style-name="P12" xml:id="id41" draw:id="id41" draw:layer="layout" svg:width="6.6cm" svg:height="2.384cm" svg:x="13.663cm" svg:y="14.316cm">
          <draw:text-box>
            <text:p text:style-name="P12">CombinedPSF(PSF):</text:p>
            <text:p text:style-name="P12">_________________</text:p>
            <text:p text:style-name="P12">...</text:p>
          </draw:text-box>
        </draw:frame>
        <draw:frame draw:style-name="gr46" draw:text-style-name="P12" xml:id="id42" draw:id="id42" draw:layer="layout" svg:width="6.6cm" svg:height="3.095cm" svg:x="13.663cm" svg:y="17.6cm">
          <draw:text-box>
            <text:p text:style-name="P12">DeltaPSF(PSF):</text:p>
            <text:p text:style-name="P12">_________________</text:p>
            <text:p text:style-name="P12">...</text:p>
            <text:p text:style-name="P12">.position – float</text:p>
          </draw:text-box>
        </draw:frame>
        <draw:frame draw:style-name="gr46" draw:text-style-name="P12" xml:id="id43" draw:id="id43" draw:layer="layout" svg:width="7cm" svg:height="3.095cm" svg:x="13.663cm" svg:y="21.6cm">
          <draw:text-box>
            <text:p text:style-name="P12">GaussianPSF(PSF):</text:p>
            <text:p text:style-name="P12">__________________</text:p>
            <text:p text:style-name="P12">...</text:p>
            <text:p text:style-name="P12">.fwhm – float</text:p>
          </draw:text-box>
        </draw:frame>
        <draw:frame draw:style-name="gr46" draw:text-style-name="P12" xml:id="id44" draw:id="id44" draw:layer="layout" svg:width="7cm" svg:height="3.095cm" svg:x="13.663cm" svg:y="25.7cm">
          <draw:text-box>
            <text:p text:style-name="P12">MoffatPSF(PSF):</text:p>
            <text:p text:style-name="P12">__________________</text:p>
            <text:p text:style-name="P12">...</text:p>
            <text:p text:style-name="P12">.fwhm – float</text:p>
          </draw:text-box>
        </draw:frame>
        <draw:frame draw:style-name="gr46" draw:text-style-name="P12" xml:id="id45" draw:id="id45" draw:layer="layout" svg:width="7cm" svg:height="3.806cm" svg:x="13.663cm" svg:y="29.805cm">
          <draw:text-box>
            <text:p text:style-name="P12">UserPSF(PSF)</text:p>
            <text:p text:style-name="P12">__________________</text:p>
            <text:p text:style-name="P12">...</text:p>
            <text:p text:style-name="P12">.filename – str</text:p>
            <text:p text:style-name="P12">.fits_ext <text:tab/> – int</text:p>
          </draw:text-box>
        </draw:frame>
        <draw:connector draw:style-name="gr5" draw:text-style-name="P1" draw:layer="layout" draw:type="curve" svg:x1="8.4cm" svg:y1="18.352cm" svg:x2="13.663cm" svg:y2="11.947cm" draw:start-shape="id39" draw:start-glue-point="1" draw:end-shape="id40" draw:end-glue-point="3" svg:d="M8400 18352c3948 0 1317-6405 5263-6405" svg:viewBox="0 0 5264 6406">
          <text:p/>
        </draw:connector>
        <draw:connector draw:style-name="gr5" draw:text-style-name="P1" draw:layer="layout" draw:type="curve" svg:x1="8.4cm" svg:y1="18.352cm" svg:x2="13.663cm" svg:y2="15.508cm" draw:start-shape="id39" draw:start-glue-point="1" draw:end-shape="id41" draw:end-glue-point="3" svg:d="M8400 18352c3948 0 1317-2844 5263-2844" svg:viewBox="0 0 5264 2845">
          <text:p/>
        </draw:connector>
        <draw:connector draw:style-name="gr5" draw:text-style-name="P1" draw:layer="layout" draw:type="curve" svg:x1="8.4cm" svg:y1="18.352cm" svg:x2="13.663cm" svg:y2="19.147cm" draw:start-shape="id39" draw:start-glue-point="1" draw:end-shape="id42" draw:end-glue-point="3" svg:d="M8400 18352c3948 0 1317 795 5263 795" svg:viewBox="0 0 5264 796">
          <text:p/>
        </draw:connector>
        <draw:connector draw:style-name="gr5" draw:text-style-name="P1" draw:layer="layout" draw:type="curve" svg:x1="8.4cm" svg:y1="18.352cm" svg:x2="13.663cm" svg:y2="23.147cm" draw:start-shape="id39" draw:start-glue-point="1" draw:end-shape="id43" draw:end-glue-point="3" svg:d="M8400 18352c3948 0 1317 4795 5263 4795" svg:viewBox="0 0 5264 4796">
          <text:p/>
        </draw:connector>
        <draw:connector draw:style-name="gr5" draw:text-style-name="P1" draw:layer="layout" draw:type="curve" svg:x1="8.4cm" svg:y1="18.352cm" svg:x2="13.663cm" svg:y2="27.247cm" draw:start-shape="id39" draw:start-glue-point="1" draw:end-shape="id44" draw:end-glue-point="3" svg:d="M8400 18352c3948 0 1317 8895 5263 8895" svg:viewBox="0 0 5264 8896">
          <text:p/>
        </draw:connector>
        <draw:connector draw:style-name="gr5" draw:text-style-name="P1" draw:layer="layout" draw:type="curve" svg:x1="8.4cm" svg:y1="18.352cm" svg:x2="13.663cm" svg:y2="31.708cm" draw:start-shape="id39" draw:start-glue-point="1" draw:end-shape="id45" draw:end-glue-point="3" svg:d="M8400 18352c3948 0 1317 13356 5263 13356" svg:viewBox="0 0 5264 13357">
          <text:p/>
        </draw:connector>
        <draw:frame draw:style-name="gr44" draw:text-style-name="P13" xml:id="id47" draw:id="id47" draw:layer="layout" svg:width="8.8cm" svg:height="3.806cm" svg:x="27.4cm" svg:y="16.105cm">
          <draw:text-box>
            <text:p text:style-name="P13"><text:span text:style-name="T15">PSFCube(object):</text:span></text:p>
            <text:p text:style-name="P13"><text:span text:style-name="T15">_______________________</text:span></text:p>
            <text:p text:style-name="P12">.psf_slices <text:tab/><text:tab/>– list(PSF)</text:p>
            <text:p text:style-name="P12">.lam_bin_centers – 1D array</text:p>
            <text:p text:style-name="P12">.info <text:tab/><text:tab/><text:tab/>– dict</text:p>
          </draw:text-box>
        </draw:frame>
        <draw:frame draw:style-name="gr44" draw:text-style-name="P12" xml:id="id48" draw:id="id48" draw:layer="layout" svg:width="7.7cm" svg:height="4.517cm" svg:x="40.5cm" svg:y="5.5cm">
          <draw:text-box>
            <text:p text:style-name="P12">AiryPSFCube(PSFCube):</text:p>
            <text:p text:style-name="P12">____________________</text:p>
            <text:p text:style-name="P12">...</text:p>
            <text:p text:style-name="P12">.diameter <text:tab/>– float</text:p>
            <text:p text:style-name="P12">.fwhm <text:tab/><text:tab/>– float</text:p>
            <text:p text:style-name="P12">.obscuration <text:tab/>– float</text:p>
          </draw:text-box>
        </draw:frame>
        <draw:frame draw:style-name="gr45" draw:text-style-name="P12" xml:id="id49" draw:id="id49" draw:layer="layout" svg:width="7.5cm" svg:height="2.384cm" svg:x="40.7cm" svg:y="10.922cm">
          <draw:text-box>
            <text:p text:style-name="P12">CombinedPSF(PSF):</text:p>
            <text:p text:style-name="P12">___________________</text:p>
            <text:p text:style-name="P12">...</text:p>
          </draw:text-box>
        </draw:frame>
        <draw:frame draw:style-name="gr43" draw:text-style-name="P12" xml:id="id50" draw:id="id50" draw:layer="layout" svg:width="7.5cm" svg:height="3.095cm" svg:x="40.7cm" svg:y="14.406cm">
          <draw:text-box>
            <text:p text:style-name="P12">DeltaPSF(PSF):</text:p>
            <text:p text:style-name="P12">___________________</text:p>
            <text:p text:style-name="P12">…</text:p>
            <text:p text:style-name="P12">.position – 1D array</text:p>
          </draw:text-box>
        </draw:frame>
        <draw:frame draw:style-name="gr47" draw:text-style-name="P12" xml:id="id51" draw:id="id51" draw:layer="layout" svg:width="7.5cm" svg:height="3.806cm" svg:x="40.7cm" svg:y="18.711cm">
          <draw:text-box>
            <text:p text:style-name="P12">GaussianPSF(PSF):</text:p>
            <text:p text:style-name="P12">___________________</text:p>
            <text:p text:style-name="P12">…</text:p>
            <text:p text:style-name="P12">.diameter – float</text:p>
            <text:p text:style-name="P12">.fwhm <text:tab/>– 1D array</text:p>
          </draw:text-box>
        </draw:frame>
        <draw:frame draw:style-name="gr47" draw:text-style-name="P12" xml:id="id52" draw:id="id52" draw:layer="layout" svg:width="7.5cm" svg:height="3.806cm" svg:x="40.7cm" svg:y="23.606cm">
          <draw:text-box>
            <text:p text:style-name="P12">MoffatPSF(PSF):</text:p>
            <text:p text:style-name="P12">___________________</text:p>
            <text:p text:style-name="P12">…</text:p>
            <text:p text:style-name="P12">.diameter – float</text:p>
            <text:p text:style-name="P12">.fwhm <text:tab/>– 1D array</text:p>
          </draw:text-box>
        </draw:frame>
        <draw:frame draw:style-name="gr47" draw:text-style-name="P12" xml:id="id53" draw:id="id53" draw:layer="layout" svg:width="7.5cm" svg:height="3.806cm" svg:x="40.7cm" svg:y="28.611cm">
          <draw:text-box>
            <text:p text:style-name="P12">UserPSF(PSF)</text:p>
            <text:p text:style-name="P12">___________________</text:p>
            <text:p text:style-name="P12">...</text:p>
            <text:p text:style-name="P12">.filename – str</text:p>
            <text:p text:style-name="P12">.fits_ext – int</text:p>
          </draw:text-box>
        </draw:frame>
        <draw:frame draw:style-name="gr42" draw:text-style-name="P12" xml:id="id46" draw:id="id46" draw:layer="layout" svg:width="7.6cm" svg:height="5.228cm" svg:x="13.6cm" svg:y="4.283cm">
          <draw:text-box>
            <text:p text:style-name="P12">AiryDiskDiff2DPSF(PSF)</text:p>
            <text:p text:style-name="P12">____________________</text:p>
            <text:p text:style-name="P12">...</text:p>
            <text:p text:style-name="P12">.amplitude – float</text:p>
            <text:p text:style-name="P12">.eps – float</text:p>
            <text:p text:style-name="P12">.radius – float</text:p>
            <text:p text:style-name="P12">.position – float</text:p>
          </draw:text-box>
        </draw:frame>
        <draw:connector draw:style-name="gr5" draw:text-style-name="P1" draw:layer="layout" draw:type="curve" svg:x1="8.4cm" svg:y1="18.352cm" svg:x2="13.6cm" svg:y2="6.897cm" draw:start-shape="id39" draw:start-glue-point="1" draw:end-shape="id46" draw:end-glue-point="3" svg:d="M8400 18352c3900 0 1300-11455 5200-11455" svg:viewBox="0 0 5201 11456">
          <text:p/>
        </draw:connector>
        <draw:connector draw:style-name="gr5" draw:text-style-name="P1" draw:layer="layout" draw:type="curve" svg:x1="36.2cm" svg:y1="18.008cm" svg:x2="40.5cm" svg:y2="7.758cm" draw:start-shape="id47" draw:start-glue-point="1" draw:end-shape="id48" draw:end-glue-point="3" svg:d="M36200 18008c3225 0 1075-10250 4300-10250" svg:viewBox="0 0 4301 10251">
          <text:p/>
        </draw:connector>
        <draw:connector draw:style-name="gr5" draw:text-style-name="P1" draw:layer="layout" draw:type="curve" svg:x1="36.2cm" svg:y1="18.008cm" svg:x2="40.7cm" svg:y2="12.114cm" draw:start-shape="id47" draw:start-glue-point="1" draw:end-shape="id49" svg:d="M36200 18008c3375 0 1125-5894 4500-5894" svg:viewBox="0 0 4501 5895">
          <text:p/>
        </draw:connector>
        <draw:connector draw:style-name="gr5" draw:text-style-name="P1" draw:layer="layout" draw:type="curve" svg:x1="36.2cm" svg:y1="18.008cm" svg:x2="40.7cm" svg:y2="15.953cm" draw:start-shape="id47" draw:start-glue-point="1" draw:end-shape="id50" draw:end-glue-point="3" svg:d="M36200 18008c3375 0 1125-2055 4500-2055" svg:viewBox="0 0 4501 2056">
          <text:p/>
        </draw:connector>
        <draw:connector draw:style-name="gr5" draw:text-style-name="P1" draw:layer="layout" draw:type="curve" svg:x1="36.2cm" svg:y1="18.008cm" svg:x2="40.7cm" svg:y2="20.614cm" draw:start-shape="id47" draw:start-glue-point="1" draw:end-shape="id51" draw:end-glue-point="3" svg:d="M36200 18008c3375 0 1125 2606 4500 2606" svg:viewBox="0 0 4501 2607">
          <text:p/>
        </draw:connector>
        <draw:connector draw:style-name="gr5" draw:text-style-name="P1" draw:layer="layout" draw:type="curve" svg:x1="36.2cm" svg:y1="18.008cm" svg:x2="40.7cm" svg:y2="25.509cm" draw:start-shape="id47" draw:start-glue-point="1" draw:end-shape="id52" draw:end-glue-point="3" svg:d="M36200 18008c3375 0 1125 7501 4500 7501" svg:viewBox="0 0 4501 7502">
          <text:p/>
        </draw:connector>
        <draw:connector draw:style-name="gr5" draw:text-style-name="P1" draw:layer="layout" draw:type="curve" svg:x1="36.2cm" svg:y1="18.008cm" svg:x2="40.7cm" svg:y2="30.514cm" draw:start-shape="id47" draw:start-glue-point="1" draw:end-shape="id53" draw:end-glue-point="3" svg:d="M36200 18008c3375 0 1125 12506 4500 12506" svg:viewBox="0 0 4501 12507">
          <text:p/>
        </draw:connector>
        <draw:connector draw:style-name="gr5" draw:text-style-name="P1" draw:layer="layout" draw:type="curve" svg:x1="21.2cm" svg:y1="6.897cm" svg:x2="27.4cm" svg:y2="18.008cm" draw:start-shape="id46" draw:start-glue-point="1" draw:end-shape="id47" draw:end-glue-point="3" svg:d="M21200 6897c4650 0 1550 11111 6200 11111" svg:viewBox="0 0 6201 11112">
          <text:p/>
        </draw:connector>
        <draw:connector draw:style-name="gr5" draw:text-style-name="P1" draw:layer="layout" draw:type="curve" svg:x1="19.463cm" svg:y1="11.947cm" svg:x2="27.4cm" svg:y2="18.008cm" draw:start-shape="id40" draw:start-glue-point="1" draw:end-shape="id47" draw:end-glue-point="3" svg:d="M19463 11947c5953 0 1985 6061 7937 6061" svg:viewBox="0 0 7938 6062">
          <text:p/>
        </draw:connector>
        <draw:connector draw:style-name="gr5" draw:text-style-name="P1" draw:layer="layout" draw:type="curve" svg:x1="20.263cm" svg:y1="15.508cm" svg:x2="27.4cm" svg:y2="18.008cm" draw:start-shape="id41" draw:start-glue-point="1" draw:end-shape="id47" draw:end-glue-point="3" svg:d="M20263 15508c5353 0 1785 2500 7137 2500" svg:viewBox="0 0 7138 2501">
          <text:p/>
        </draw:connector>
        <draw:connector draw:style-name="gr5" draw:text-style-name="P1" draw:layer="layout" draw:type="curve" svg:x1="20.263cm" svg:y1="19.147cm" svg:x2="27.4cm" svg:y2="18.008cm" draw:start-shape="id42" draw:start-glue-point="1" draw:end-shape="id47" draw:end-glue-point="3" svg:d="M20263 19147c5353 0 1785-1139 7137-1139" svg:viewBox="0 0 7138 1140">
          <text:p/>
        </draw:connector>
        <draw:connector draw:style-name="gr5" draw:text-style-name="P1" draw:layer="layout" draw:type="curve" svg:x1="20.663cm" svg:y1="23.147cm" svg:x2="27.4cm" svg:y2="18.008cm" draw:start-shape="id43" draw:start-glue-point="1" draw:end-shape="id47" draw:end-glue-point="3" svg:d="M20663 23147c5053 0 1685-5139 6737-5139" svg:viewBox="0 0 6738 5140">
          <text:p/>
        </draw:connector>
        <draw:connector draw:style-name="gr5" draw:text-style-name="P1" draw:layer="layout" draw:type="curve" svg:x1="20.663cm" svg:y1="27.247cm" svg:x2="27.4cm" svg:y2="18.008cm" draw:start-shape="id44" draw:start-glue-point="1" draw:end-shape="id47" draw:end-glue-point="3" svg:d="M20663 27247c5053 0 1685-9239 6737-9239" svg:viewBox="0 0 6738 9240">
          <text:p/>
        </draw:connector>
        <draw:connector draw:style-name="gr5" draw:text-style-name="P1" draw:layer="layout" draw:type="curve" svg:x1="20.663cm" svg:y1="31.708cm" svg:x2="27.4cm" svg:y2="18.008cm" draw:start-shape="id45" draw:start-glue-point="1" draw:end-shape="id47" draw:end-glue-point="3" svg:d="M20663 31708c5053 0 1685-13700 6737-13700" svg:viewBox="0 0 6738 13701">
          <text:p/>
        </draw:connector>
        <draw:frame draw:style-name="gr47" draw:text-style-name="P12" xml:id="id55" draw:id="id55" draw:layer="layout" svg:width="7.6cm" svg:height="3.806cm" svg:x="16.3cm" svg:y="76.047cm">
          <draw:text-box>
            <text:p text:style-name="P12">LightObject(Source):</text:p>
            <text:p text:style-name="P12">____________________</text:p>
            <text:p text:style-name="P12">…</text:p>
            <text:p text:style-name="P12">.cmds – UserCommands</text:p>
            <text:p text:style-name="P12">.array – 2D array</text:p>
          </draw:text-box>
        </draw:frame>
        <draw:frame draw:style-name="gr48" draw:text-style-name="P12" xml:id="id57" draw:id="id57" draw:layer="layout" svg:width="10.6cm" svg:height="6.65cm" svg:x="33cm" svg:y="58.9cm">
          <draw:text-box>
            <text:p text:style-name="P12">OpticalTrain(object):</text:p>
            <text:p text:style-name="P12">____________________________</text:p>
            <text:p text:style-name="P12">.cmds <text:tab/>– UserCommands</text:p>
            <text:p text:style-name="P12">.tc_list <text:tab/>– list(TransmissionCurve)</text:p>
            <text:p text:style-name="P12">.ec_list <text:tab/>– list(EmissionCurve)</text:p>
            <text:p text:style-name="P12">.psf_list <text:tab/>– list(PSFCube)</text:p>
            <text:p text:style-name="P12">.pe_list <text:tab/>– list(PlaneEffect)</text:p>
            <text:p text:style-name="P12">.detector – Detector</text:p>
            <text:p text:style-name="P12">.array<text:tab/>– 2D array</text:p>
          </draw:text-box>
        </draw:frame>
        <draw:frame draw:style-name="gr49" draw:text-style-name="P12" xml:id="id62" draw:id="id62" draw:layer="layout" svg:width="10.2cm" svg:height="4.517cm" svg:x="46.7cm" svg:y="67.494cm">
          <draw:text-box>
            <text:p text:style-name="P12">SimulationRun(object):</text:p>
            <text:p text:style-name="P12">___________________________</text:p>
            <text:p text:style-name="P12">.cmds <text:tab/><text:tab/>– UserCommands</text:p>
            <text:p text:style-name="P12">.optical_train – OpticalTrain</text:p>
            <text:p text:style-name="P12">.light_object <text:tab/>– LightObject</text:p>
            <text:p text:style-name="P12">.array <text:tab/><text:tab/>– 2D array</text:p>
          </draw:text-box>
        </draw:frame>
        <draw:frame draw:style-name="gr50" draw:text-style-name="P12" xml:id="id63" draw:id="id63" draw:layer="layout" svg:width="8.3cm" svg:height="5.228cm" svg:x="1.6cm" svg:y="53.583cm">
          <draw:text-box>
            <text:p text:style-name="P12">Detector(object):</text:p>
            <text:p text:style-name="P12">______________________</text:p>
            <text:p text:style-name="P12">.array <text:tab/><text:tab/>– 2D array</text:p>
            <text:p text:style-name="P12">.linearity<text:tab/><text:tab/>– 1D array</text:p>
            <text:p text:style-name="P12">.well_depth <text:tab/>– float </text:p>
            <text:p text:style-name="P12">.dead_pixels – 2x 1D array</text:p>
            <text:p text:style-name="P12">.dead_lines <text:tab/>– 2x 1D array</text:p>
          </draw:text-box>
        </draw:frame>
        <draw:frame draw:style-name="gr48" draw:text-style-name="P12" xml:id="id54" draw:id="id54" draw:layer="layout" svg:width="7.2cm" svg:height="6.65cm" svg:x="1.6cm" svg:y="74.572cm">
          <draw:text-box>
            <text:p text:style-name="P12">Source(object):</text:p>
            <text:p text:style-name="P12">___________________</text:p>
            <text:p text:style-name="P12">.lam <text:tab/>– 1D array</text:p>
            <text:p text:style-name="P12">.spectra <text:s/>– 2D array</text:p>
            <text:p text:style-name="P12">.x <text:tab/><text:tab/>– 1D array</text:p>
            <text:p text:style-name="P12">.y <text:tab/><text:tab/>– 1D array</text:p>
            <text:p text:style-name="P12">.ref <text:tab/><text:tab/>– 1D array</text:p>
            <text:p text:style-name="P12">.weight <text:tab/>– 1D array</text:p>
            <text:p text:style-name="P12">.units<text:tab/>– astropy.unit</text:p>
          </draw:text-box>
        </draw:frame>
        <draw:frame draw:style-name="gr51" draw:text-style-name="P12" xml:id="id56" draw:id="id56" draw:layer="layout" svg:width="7.2cm" svg:height="3.806cm" svg:x="1.6cm" svg:y="61.605cm">
          <draw:text-box>
            <text:p text:style-name="P12">PlaneEffect(object):</text:p>
            <text:p text:style-name="P12">___________________</text:p>
            <text:p text:style-name="P12">.dx <text:tab/><text:tab/>– 2D array</text:p>
            <text:p text:style-name="P12">.dy <text:tab/><text:tab/>– 2D array</text:p>
            <text:p text:style-name="P12">.weight <text:tab/>– 2D array</text:p>
          </draw:text-box>
        </draw:frame>
        <draw:frame draw:style-name="gr47" draw:text-style-name="P12" draw:layer="layout" svg:width="8.6cm" svg:height="3.806cm" svg:x="1.8cm" svg:y="68.4cm">
          <draw:text-box>
            <text:p text:style-name="P12">UserCommands(object):</text:p>
            <text:p text:style-name="P12">_______________________</text:p>
            <text:p text:style-name="P12">.cmds <text:tab/><text:tab/><text:tab/>– dict</text:p>
            <text:p text:style-name="P12">.lam_bin_centers – 1D array</text:p>
            <text:p text:style-name="P12">.lam_bin_edges <text:tab/>– 1D array</text:p>
          </draw:text-box>
        </draw:frame>
        <draw:connector draw:style-name="gr5" draw:text-style-name="P1" draw:layer="layout" draw:type="curve" svg:x1="8.8cm" svg:y1="77.897cm" svg:x2="16.3cm" svg:y2="77.95cm" draw:start-shape="id54" draw:start-glue-point="1" draw:end-shape="id55" draw:end-glue-point="3" svg:d="M8800 77897c5625 0 1875 53 7500 53" svg:viewBox="0 0 7501 54">
          <text:p/>
        </draw:connector>
        <draw:connector draw:style-name="gr5" draw:text-style-name="P1" draw:layer="layout" draw:type="curve" svg:x1="8.8cm" svg:y1="63.508cm" svg:x2="33cm" svg:y2="62.225cm" draw:start-shape="id56" draw:start-glue-point="1" draw:end-shape="id57" draw:end-glue-point="3" svg:d="M8800 63508c18150 0 6050-1283 24200-1283" svg:viewBox="0 0 24201 1284">
          <text:p/>
        </draw:connector>
        <draw:connector draw:style-name="gr52" draw:text-style-name="P1" xml:id="id58" draw:id="id58" draw:layer="layout" draw:line-skew="0.499cm" svg:x1="48.2cm" svg:y1="25.509cm" svg:x2="48.2cm" svg:y2="31.014cm" draw:start-shape="id52" draw:start-glue-point="1" svg:d="M48200 25509h1000v5505h-1000" svg:viewBox="0 0 1001 5506">
          <text:p/>
        </draw:connector>
        <draw:connector draw:style-name="gr52" draw:text-style-name="P1" xml:id="id59" draw:id="id59" draw:layer="layout" draw:line-skew="-0.501cm" svg:x1="48.2cm" svg:y1="20.914cm" svg:x2="49.2cm" svg:y2="28.261cm" draw:end-shape="id58" draw:end-glue-point="0" svg:d="M48200 20914h1000v7347" svg:viewBox="0 0 1001 7348">
          <text:p/>
        </draw:connector>
        <draw:connector draw:style-name="gr52" draw:text-style-name="P1" xml:id="id60" draw:id="id60" draw:layer="layout" draw:line-skew="-0.501cm" svg:x1="48.2cm" svg:y1="15.953cm" svg:x2="49.2cm" svg:y2="24.587cm" draw:start-shape="id50" draw:start-glue-point="1" draw:end-shape="id59" draw:end-glue-point="0" svg:d="M48200 15953h1000v8634" svg:viewBox="0 0 1001 8635">
          <text:p/>
        </draw:connector>
        <draw:connector draw:style-name="gr52" draw:text-style-name="P1" xml:id="id61" draw:id="id61" draw:layer="layout" draw:line-skew="-0.501cm" svg:x1="48.2cm" svg:y1="12.114cm" svg:x2="49.2cm" svg:y2="20.27cm" draw:start-shape="id49" draw:start-glue-point="1" draw:end-shape="id60" draw:end-glue-point="0" svg:d="M48200 12114h1000v8156" svg:viewBox="0 0 1001 8157">
          <text:p/>
        </draw:connector>
        <draw:connector draw:style-name="gr52" draw:text-style-name="P1" draw:layer="layout" draw:line-skew="-0.534cm" svg:x1="48.2cm" svg:y1="7.758cm" svg:x2="49.2cm" svg:y2="16.192cm" draw:start-shape="id48" draw:start-glue-point="1" draw:end-shape="id61" draw:end-glue-point="0" svg:d="M48200 7758h967v8434h33" svg:viewBox="0 0 1001 8435">
          <text:p/>
        </draw:connector>
        <draw:connector draw:style-name="gr5" draw:text-style-name="P1" draw:layer="layout" draw:type="curve" svg:x1="23.9cm" svg:y1="77.95cm" svg:x2="46.7cm" svg:y2="69.752cm" draw:start-shape="id55" draw:start-glue-point="1" draw:end-shape="id62" svg:d="M23900 77950c17100 0 5700-8198 22800-8198" svg:viewBox="0 0 22801 8199">
          <text:p/>
        </draw:connector>
        <draw:connector draw:style-name="gr5" draw:text-style-name="P1" draw:layer="layout" draw:type="curve" svg:x1="10.4cm" svg:y1="69.752cm" svg:x2="46.7cm" svg:y2="69.752cm" draw:end-shape="id62" draw:end-glue-point="3" svg:d="M10400 69752h36300" svg:viewBox="0 0 36301 1">
          <text:p/>
        </draw:connector>
        <draw:connector draw:style-name="gr5" draw:text-style-name="P1" draw:layer="layout" draw:type="curve" svg:x1="43.6cm" svg:y1="62.225cm" svg:x2="46.7cm" svg:y2="69.752cm" draw:start-shape="id57" draw:start-glue-point="1" draw:end-shape="id62" draw:end-glue-point="3" svg:d="M43600 62225c2325 0 775 7527 3100 7527" svg:viewBox="0 0 3101 7528">
          <text:p/>
        </draw:connector>
        <draw:connector draw:style-name="gr5" draw:text-style-name="P1" draw:layer="layout" draw:type="curve" svg:x1="10.4cm" svg:y1="69.752cm" svg:x2="33cm" svg:y2="62.225cm" draw:end-shape="id57" draw:end-glue-point="3" svg:d="M10400 69752c16575 0 5275-7527 22600-7527" svg:viewBox="0 0 22601 7528">
          <text:p/>
        </draw:connector>
        <draw:connector draw:style-name="gr5" draw:text-style-name="P1" draw:layer="layout" draw:type="curve" svg:x1="9.9cm" svg:y1="56.197cm" svg:x2="33cm" svg:y2="62.225cm" draw:start-shape="id63" draw:end-shape="id57" draw:end-glue-point="3" svg:d="M9900 56197c17325 0 5775 6028 23100 6028" svg:viewBox="0 0 23101 6029">
          <text:p/>
        </draw:connector>
        <draw:connector draw:style-name="gr5" draw:text-style-name="P1" draw:layer="layout" draw:type="curve" draw:line-skew="-0.8cm" svg:x1="24cm" svg:y1="43.73cm" svg:x2="33cm" svg:y2="62.225cm" draw:start-shape="id36" draw:start-glue-point="1" draw:end-shape="id57" draw:end-glue-point="3" svg:d="M24000 43730c5550 0 1050 18495 9000 18495" svg:viewBox="0 0 9001 18496">
          <text:p/>
        </draw:connector>
        <draw:connector draw:style-name="gr5" draw:text-style-name="P1" draw:layer="layout" draw:type="curve" svg:x1="23.2cm" svg:y1="37.563cm" svg:x2="33cm" svg:y2="62.225cm" draw:start-shape="id37" draw:start-glue-point="1" draw:end-shape="id57" draw:end-glue-point="3" svg:d="M23200 37563c7350 0 2450 24662 9800 24662" svg:viewBox="0 0 9801 24663">
          <text:p/>
        </draw:connector>
        <draw:connector draw:style-name="gr5" draw:text-style-name="P1" draw:layer="layout" draw:type="curve" draw:line-skew="-1.7cm" svg:x1="23.6cm" svg:y1="49.863cm" svg:x2="33cm" svg:y2="62.225cm" draw:start-shape="id38" draw:end-shape="id57" draw:end-glue-point="3" svg:d="M23600 49863c4500 0-200 12362 9400 12362" svg:viewBox="0 0 9401 12363">
          <text:p/>
        </draw:connector>
        <draw:connector draw:style-name="gr5" draw:text-style-name="P1" draw:layer="layout" draw:type="curve" svg:x1="49.113cm" svg:y1="33.474cm" svg:x2="33cm" svg:y2="62.225cm" draw:start-shape="id64" draw:start-glue-point="3" draw:end-shape="id57" draw:end-glue-point="3" svg:d="M49113 33474c-24921 0-16864 28751-16113 28751" svg:viewBox="0 0 17946 28752">
          <text:p/>
        </draw:connector>
        <draw:connector draw:style-name="gr5" draw:text-style-name="P1" draw:layer="layout" draw:type="curve" svg:x1="10.4cm" svg:y1="69.752cm" svg:x2="16.3cm" svg:y2="77.95cm" draw:end-shape="id55" draw:end-glue-point="3" svg:d="M10400 69752c4050 0 1100 8198 5900 8198" svg:viewBox="0 0 5901 8199">
          <text:p/>
        </draw:connector>
        <draw:connector draw:style-name="gr5" draw:text-style-name="P1" xml:id="id64" draw:id="id64" draw:layer="layout" draw:type="line" svg:x1="49.196cm" svg:y1="30.167cm" svg:x2="49.113cm" svg:y2="33.474cm" svg:d="M49196 30167l-83 3307" svg:viewBox="0 0 84 3308">
          <text:p/>
        </draw:connector>
        <draw:frame draw:style-name="gr53" draw:text-style-name="P14" draw:layer="layout" svg:width="22.4cm" svg:height="1.826cm" svg:x="18.2cm" svg:y="1cm">
          <draw:text-box>
            <text:p text:style-name="P14">Class Variables</text:p>
          </draw:text-box>
        </draw:frame>
        <presentation:notes draw:style-name="dp2">
          <draw:page-thumbnail draw:style-name="gr26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5f_">
        <draw:frame draw:style-name="gr41" draw:text-style-name="P12" xml:id="id65" draw:id="id65" draw:layer="layout" svg:width="8.4cm" svg:height="3.806cm" svg:x="1.6cm" svg:y="40.716cm">
          <draw:text-box>
            <text:p text:style-name="P12">TransmissionCurve(object):</text:p>
            <text:p text:style-name="P12">______________________</text:p>
            <text:p text:style-name="P12">.get_data()</text:p>
            <text:p text:style-name="P12">.resample()</text:p>
            <text:p text:style-name="P12">.renormalize()</text:p>
          </draw:text-box>
        </draw:frame>
        <draw:frame draw:style-name="gr54" draw:text-style-name="P12" xml:id="id66" draw:id="id66" draw:layer="layout" svg:width="10.8cm" svg:height="3.884cm" svg:x="13.2cm" svg:y="41.116cm">
          <draw:text-box>
            <text:p text:style-name="P12">EmissionCurve(TransmissionCurve):</text:p>
            <text:p text:style-name="P12">_____________________________</text:p>
            <text:p text:style-name="P12">…</text:p>
            <text:p text:style-name="P12">.resample()</text:p>
            <text:p text:style-name="P12">.convert_to_photons()</text:p>
          </draw:text-box>
        </draw:frame>
        <draw:frame draw:style-name="gr43" draw:text-style-name="P12" xml:id="id68" draw:id="id68" draw:layer="layout" svg:width="10cm" svg:height="2.384cm" svg:x="13.6cm" svg:y="48.316cm">
          <draw:text-box>
            <text:p text:style-name="P12">BlackbodyCurve(EmissionCurve):</text:p>
            <text:p text:style-name="P12">___________________________</text:p>
            <text:p text:style-name="P12">…</text:p>
          </draw:text-box>
        </draw:frame>
        <draw:frame draw:style-name="gr43" draw:text-style-name="P12" xml:id="id67" draw:id="id67" draw:layer="layout" svg:width="9.8cm" svg:height="2.384cm" svg:x="13.4cm" svg:y="36.016cm">
          <draw:text-box>
            <text:p text:style-name="P12">UnityCurve(TransmissionCurve):</text:p>
            <text:p text:style-name="P12">__________________________</text:p>
            <text:p text:style-name="P12">…</text:p>
          </draw:text-box>
        </draw:frame>
        <draw:connector draw:style-name="gr5" draw:text-style-name="P1" draw:layer="layout" draw:type="curve" svg:x1="10cm" svg:y1="42.619cm" svg:x2="13.2cm" svg:y2="43.058cm" draw:start-shape="id65" draw:start-glue-point="1" draw:end-shape="id66" svg:d="M10000 42619c2400 0 800 439 3200 439" svg:viewBox="0 0 3201 440">
          <text:p/>
        </draw:connector>
        <draw:connector draw:style-name="gr5" draw:text-style-name="P1" draw:layer="layout" draw:type="curve" svg:x1="10cm" svg:y1="42.619cm" svg:x2="13.4cm" svg:y2="37.208cm" draw:start-shape="id65" draw:start-glue-point="1" draw:end-shape="id67" draw:end-glue-point="3" svg:d="M10000 42619c2550 0 850-5411 3400-5411" svg:viewBox="0 0 3401 5412">
          <text:p/>
        </draw:connector>
        <draw:connector draw:style-name="gr5" draw:text-style-name="P1" draw:layer="layout" draw:type="curve" svg:x1="18.6cm" svg:y1="45cm" svg:x2="18.6cm" svg:y2="48.316cm" draw:start-shape="id66" draw:start-glue-point="2" draw:end-shape="id68" draw:end-glue-point="0" svg:d="M18600 45000v3316" svg:viewBox="0 0 1 3317">
          <text:p/>
        </draw:connector>
        <draw:frame draw:style-name="gr44" draw:text-style-name="P13" xml:id="id69" draw:id="id69" draw:layer="layout" svg:width="6.8cm" svg:height="4.517cm" svg:x="1.6cm" svg:y="16.094cm">
          <draw:text-box>
            <text:p text:style-name="P13"><text:span text:style-name="T15">PSF(object):</text:span></text:p>
            <text:p text:style-name="P13"><text:span text:style-name="T15">_________________</text:span></text:p>
            <text:p text:style-name="P12">.set_array()</text:p>
            <text:p text:style-name="P12">.resize()</text:p>
            <text:p text:style-name="P12">.resample()</text:p>
            <text:p text:style-name="P12">.convolve()</text:p>
          </draw:text-box>
        </draw:frame>
        <draw:frame draw:style-name="gr43" draw:text-style-name="P12" xml:id="id70" draw:id="id70" draw:layer="layout" svg:width="5.8cm" svg:height="2.384cm" svg:x="13.663cm" svg:y="10.4cm">
          <draw:text-box>
            <text:p text:style-name="P12">AiryPSF(PSF):</text:p>
            <text:p text:style-name="P12">_______________</text:p>
            <text:p text:style-name="P12">...</text:p>
          </draw:text-box>
        </draw:frame>
        <draw:frame draw:style-name="gr45" draw:text-style-name="P12" xml:id="id71" draw:id="id71" draw:layer="layout" svg:width="6.6cm" svg:height="2.384cm" svg:x="13.663cm" svg:y="14.316cm">
          <draw:text-box>
            <text:p text:style-name="P12">CombinedPSF(PSF):</text:p>
            <text:p text:style-name="P12">_________________</text:p>
            <text:p text:style-name="P12">...</text:p>
          </draw:text-box>
        </draw:frame>
        <draw:frame draw:style-name="gr46" draw:text-style-name="P12" xml:id="id72" draw:id="id72" draw:layer="layout" svg:width="6.6cm" svg:height="2.4cm" svg:x="13.663cm" svg:y="17.6cm">
          <draw:text-box>
            <text:p text:style-name="P12">DeltaPSF(PSF):</text:p>
            <text:p text:style-name="P12">_________________</text:p>
            <text:p text:style-name="P12">...</text:p>
          </draw:text-box>
        </draw:frame>
        <draw:frame draw:style-name="gr46" draw:text-style-name="P12" xml:id="id73" draw:id="id73" draw:layer="layout" svg:width="7cm" svg:height="2.4cm" svg:x="13.663cm" svg:y="21.6cm">
          <draw:text-box>
            <text:p text:style-name="P12">GaussianPSF(PSF):</text:p>
            <text:p text:style-name="P12">__________________</text:p>
            <text:p text:style-name="P12">...</text:p>
          </draw:text-box>
        </draw:frame>
        <draw:frame draw:style-name="gr46" draw:text-style-name="P12" xml:id="id74" draw:id="id74" draw:layer="layout" svg:width="7cm" svg:height="2.4cm" svg:x="13.663cm" svg:y="25.7cm">
          <draw:text-box>
            <text:p text:style-name="P12">MoffatPSF(PSF):</text:p>
            <text:p text:style-name="P12">__________________</text:p>
            <text:p text:style-name="P12">...</text:p>
          </draw:text-box>
        </draw:frame>
        <draw:frame draw:style-name="gr46" draw:text-style-name="P12" xml:id="id75" draw:id="id75" draw:layer="layout" svg:width="7cm" svg:height="2.4cm" svg:x="13.663cm" svg:y="29.805cm">
          <draw:text-box>
            <text:p text:style-name="P12">UserPSF(PSF)</text:p>
            <text:p text:style-name="P12">__________________</text:p>
            <text:p text:style-name="P12">...</text:p>
          </draw:text-box>
        </draw:frame>
        <draw:connector draw:style-name="gr5" draw:text-style-name="P1" draw:layer="layout" draw:type="curve" svg:x1="8.4cm" svg:y1="18.352cm" svg:x2="13.663cm" svg:y2="11.592cm" draw:start-shape="id69" draw:start-glue-point="1" draw:end-shape="id70" draw:end-glue-point="3" svg:d="M8400 18352c3948 0 1317-6760 5263-6760" svg:viewBox="0 0 5264 6761">
          <text:p/>
        </draw:connector>
        <draw:connector draw:style-name="gr5" draw:text-style-name="P1" draw:layer="layout" draw:type="curve" svg:x1="8.4cm" svg:y1="18.352cm" svg:x2="13.663cm" svg:y2="15.508cm" draw:start-shape="id69" draw:start-glue-point="1" draw:end-shape="id71" draw:end-glue-point="3" svg:d="M8400 18352c3948 0 1317-2844 5263-2844" svg:viewBox="0 0 5264 2845">
          <text:p/>
        </draw:connector>
        <draw:connector draw:style-name="gr5" draw:text-style-name="P1" draw:layer="layout" draw:type="curve" svg:x1="8.4cm" svg:y1="18.352cm" svg:x2="13.663cm" svg:y2="18.8cm" draw:start-shape="id69" draw:start-glue-point="1" draw:end-shape="id72" draw:end-glue-point="3" svg:d="M8400 18352c3948 0 1317 448 5263 448" svg:viewBox="0 0 5264 449">
          <text:p/>
        </draw:connector>
        <draw:connector draw:style-name="gr5" draw:text-style-name="P1" draw:layer="layout" draw:type="curve" svg:x1="8.4cm" svg:y1="18.352cm" svg:x2="13.663cm" svg:y2="22.8cm" draw:start-shape="id69" draw:start-glue-point="1" draw:end-shape="id73" draw:end-glue-point="3" svg:d="M8400 18352c3948 0 1317 4448 5263 4448" svg:viewBox="0 0 5264 4449">
          <text:p/>
        </draw:connector>
        <draw:connector draw:style-name="gr5" draw:text-style-name="P1" draw:layer="layout" draw:type="curve" svg:x1="8.4cm" svg:y1="18.352cm" svg:x2="13.663cm" svg:y2="26.9cm" draw:start-shape="id69" draw:start-glue-point="1" draw:end-shape="id74" draw:end-glue-point="3" svg:d="M8400 18352c3948 0 1317 8548 5263 8548" svg:viewBox="0 0 5264 8549">
          <text:p/>
        </draw:connector>
        <draw:connector draw:style-name="gr5" draw:text-style-name="P1" draw:layer="layout" draw:type="curve" svg:x1="8.4cm" svg:y1="18.352cm" svg:x2="13.663cm" svg:y2="31.005cm" draw:start-shape="id69" draw:start-glue-point="1" draw:end-shape="id75" draw:end-glue-point="3" svg:d="M8400 18352c3948 0 1317 12653 5263 12653" svg:viewBox="0 0 5264 12654">
          <text:p/>
        </draw:connector>
        <draw:frame draw:style-name="gr44" draw:text-style-name="P13" xml:id="id77" draw:id="id77" draw:layer="layout" svg:width="8.8cm" svg:height="4.517cm" svg:x="27.4cm" svg:y="16.105cm">
          <draw:text-box>
            <text:p text:style-name="P13"><text:span text:style-name="T15">PSFCube(object):</text:span></text:p>
            <text:p text:style-name="P13"><text:span text:style-name="T15">_______________________</text:span></text:p>
            <text:p text:style-name="P12">.resize()</text:p>
            <text:p text:style-name="P12">.resample()</text:p>
            <text:p text:style-name="P12">.export_to_FITS()</text:p>
            <text:p text:style-name="P12">.convolve()</text:p>
          </draw:text-box>
        </draw:frame>
        <draw:frame draw:style-name="gr55" draw:text-style-name="P12" xml:id="id78" draw:id="id78" draw:layer="layout" svg:width="7.7cm" svg:height="2.506cm" svg:x="40.5cm" svg:y="6.8cm">
          <draw:text-box>
            <text:p text:style-name="P12">AiryPSFCube(PSFCube):</text:p>
            <text:p text:style-name="P12">____________________</text:p>
            <text:p text:style-name="P12">...</text:p>
          </draw:text-box>
        </draw:frame>
        <draw:frame draw:style-name="gr45" draw:text-style-name="P12" xml:id="id79" draw:id="id79" draw:layer="layout" svg:width="7.5cm" svg:height="2.384cm" svg:x="40.7cm" svg:y="10.922cm">
          <draw:text-box>
            <text:p text:style-name="P12">CombinedPSF(PSF):</text:p>
            <text:p text:style-name="P12">___________________</text:p>
            <text:p text:style-name="P12">...</text:p>
          </draw:text-box>
        </draw:frame>
        <draw:frame draw:style-name="gr43" draw:text-style-name="P12" xml:id="id80" draw:id="id80" draw:layer="layout" svg:width="7.5cm" svg:height="2.384cm" svg:x="40.7cm" svg:y="14.406cm">
          <draw:text-box>
            <text:p text:style-name="P12">DeltaPSF(PSF):</text:p>
            <text:p text:style-name="P12">___________________</text:p>
            <text:p text:style-name="P12">…</text:p>
          </draw:text-box>
        </draw:frame>
        <draw:frame draw:style-name="gr56" draw:text-style-name="P12" xml:id="id81" draw:id="id81" draw:layer="layout" svg:width="7.5cm" svg:height="2.384cm" svg:x="40.7cm" svg:y="18.711cm">
          <draw:text-box>
            <text:p text:style-name="P12">GaussianPSF(PSF):</text:p>
            <text:p text:style-name="P12">___________________</text:p>
            <text:p text:style-name="P12">…</text:p>
          </draw:text-box>
        </draw:frame>
        <draw:frame draw:style-name="gr57" draw:text-style-name="P12" xml:id="id82" draw:id="id82" draw:layer="layout" svg:width="7.5cm" svg:height="2.394cm" svg:x="40.7cm" svg:y="23.606cm">
          <draw:text-box>
            <text:p text:style-name="P12">MoffatPSF(PSF):</text:p>
            <text:p text:style-name="P12">___________________</text:p>
            <text:p text:style-name="P12">…</text:p>
          </draw:text-box>
        </draw:frame>
        <draw:frame draw:style-name="gr58" draw:text-style-name="P12" xml:id="id83" draw:id="id83" draw:layer="layout" svg:width="7.5cm" svg:height="2.389cm" svg:x="40.7cm" svg:y="28.611cm">
          <draw:text-box>
            <text:p text:style-name="P12">UserPSF(PSF)</text:p>
            <text:p text:style-name="P12">___________________</text:p>
            <text:p text:style-name="P12">...</text:p>
          </draw:text-box>
        </draw:frame>
        <draw:frame draw:style-name="gr46" draw:text-style-name="P12" xml:id="id76" draw:id="id76" draw:layer="layout" svg:width="7.6cm" svg:height="2.4cm" svg:x="13.6cm" svg:y="6.4cm">
          <draw:text-box>
            <text:p text:style-name="P12">AiryDiskDiff2DPSF(PSF)</text:p>
            <text:p text:style-name="P12">____________________</text:p>
            <text:p text:style-name="P12">...</text:p>
          </draw:text-box>
        </draw:frame>
        <draw:connector draw:style-name="gr5" draw:text-style-name="P1" draw:layer="layout" draw:type="curve" svg:x1="8.4cm" svg:y1="18.352cm" svg:x2="13.6cm" svg:y2="7.6cm" draw:start-shape="id69" draw:start-glue-point="1" draw:end-shape="id76" draw:end-glue-point="3" svg:d="M8400 18352c3900 0 1300-10752 5200-10752" svg:viewBox="0 0 5201 10753">
          <text:p/>
        </draw:connector>
        <draw:connector draw:style-name="gr5" draw:text-style-name="P1" draw:layer="layout" draw:type="curve" svg:x1="36.2cm" svg:y1="18.363cm" svg:x2="40.5cm" svg:y2="8.053cm" draw:start-shape="id77" draw:start-glue-point="1" draw:end-shape="id78" draw:end-glue-point="3" svg:d="M36200 18363c3225 0 1075-10310 4300-10310" svg:viewBox="0 0 4301 10311">
          <text:p/>
        </draw:connector>
        <draw:connector draw:style-name="gr5" draw:text-style-name="P1" draw:layer="layout" draw:type="curve" svg:x1="36.2cm" svg:y1="18.363cm" svg:x2="40.7cm" svg:y2="12.114cm" draw:start-shape="id77" draw:start-glue-point="1" draw:end-shape="id79" svg:d="M36200 18363c3375 0 1125-6249 4500-6249" svg:viewBox="0 0 4501 6250">
          <text:p/>
        </draw:connector>
        <draw:connector draw:style-name="gr5" draw:text-style-name="P1" draw:layer="layout" draw:type="curve" svg:x1="36.2cm" svg:y1="18.363cm" svg:x2="40.7cm" svg:y2="15.598cm" draw:start-shape="id77" draw:start-glue-point="1" draw:end-shape="id80" draw:end-glue-point="3" svg:d="M36200 18363c3375 0 1125-2765 4500-2765" svg:viewBox="0 0 4501 2766">
          <text:p/>
        </draw:connector>
        <draw:connector draw:style-name="gr5" draw:text-style-name="P1" draw:layer="layout" draw:type="curve" svg:x1="36.2cm" svg:y1="18.363cm" svg:x2="40.7cm" svg:y2="19.903cm" draw:start-shape="id77" draw:start-glue-point="1" draw:end-shape="id81" draw:end-glue-point="3" svg:d="M36200 18363c3375 0 1125 1540 4500 1540" svg:viewBox="0 0 4501 1541">
          <text:p/>
        </draw:connector>
        <draw:connector draw:style-name="gr5" draw:text-style-name="P1" draw:layer="layout" draw:type="curve" svg:x1="36.2cm" svg:y1="18.363cm" svg:x2="40.7cm" svg:y2="24.803cm" draw:start-shape="id77" draw:start-glue-point="1" draw:end-shape="id82" draw:end-glue-point="3" svg:d="M36200 18363c3375 0 1125 6440 4500 6440" svg:viewBox="0 0 4501 6441">
          <text:p/>
        </draw:connector>
        <draw:connector draw:style-name="gr5" draw:text-style-name="P1" draw:layer="layout" draw:type="curve" svg:x1="36.2cm" svg:y1="18.363cm" svg:x2="40.7cm" svg:y2="29.805cm" draw:start-shape="id77" draw:start-glue-point="1" draw:end-shape="id83" draw:end-glue-point="3" svg:d="M36200 18363c3375 0 1125 11442 4500 11442" svg:viewBox="0 0 4501 11443">
          <text:p/>
        </draw:connector>
        <draw:connector draw:style-name="gr5" draw:text-style-name="P1" draw:layer="layout" draw:type="curve" svg:x1="21.2cm" svg:y1="7.6cm" svg:x2="27.4cm" svg:y2="18.363cm" draw:start-shape="id76" draw:start-glue-point="1" draw:end-shape="id77" draw:end-glue-point="3" svg:d="M21200 7600c4650 0 1550 10763 6200 10763" svg:viewBox="0 0 6201 10764">
          <text:p/>
        </draw:connector>
        <draw:connector draw:style-name="gr5" draw:text-style-name="P1" draw:layer="layout" draw:type="curve" svg:x1="19.463cm" svg:y1="11.592cm" svg:x2="27.4cm" svg:y2="18.363cm" draw:start-shape="id70" draw:start-glue-point="1" draw:end-shape="id77" draw:end-glue-point="3" svg:d="M19463 11592c5953 0 1985 6771 7937 6771" svg:viewBox="0 0 7938 6772">
          <text:p/>
        </draw:connector>
        <draw:connector draw:style-name="gr5" draw:text-style-name="P1" draw:layer="layout" draw:type="curve" svg:x1="20.263cm" svg:y1="15.508cm" svg:x2="27.4cm" svg:y2="18.363cm" draw:start-shape="id71" draw:start-glue-point="1" draw:end-shape="id77" draw:end-glue-point="3" svg:d="M20263 15508c5353 0 1785 2855 7137 2855" svg:viewBox="0 0 7138 2856">
          <text:p/>
        </draw:connector>
        <draw:connector draw:style-name="gr5" draw:text-style-name="P1" draw:layer="layout" draw:type="curve" svg:x1="20.263cm" svg:y1="18.8cm" svg:x2="27.4cm" svg:y2="18.363cm" draw:start-shape="id72" draw:start-glue-point="1" draw:end-shape="id77" draw:end-glue-point="3" svg:d="M20263 18800c5353 0 1785-437 7137-437" svg:viewBox="0 0 7138 438">
          <text:p/>
        </draw:connector>
        <draw:connector draw:style-name="gr5" draw:text-style-name="P1" draw:layer="layout" draw:type="curve" svg:x1="20.663cm" svg:y1="22.8cm" svg:x2="27.4cm" svg:y2="18.363cm" draw:start-shape="id73" draw:start-glue-point="1" draw:end-shape="id77" draw:end-glue-point="3" svg:d="M20663 22800c5053 0 1685-4437 6737-4437" svg:viewBox="0 0 6738 4438">
          <text:p/>
        </draw:connector>
        <draw:connector draw:style-name="gr5" draw:text-style-name="P1" draw:layer="layout" draw:type="curve" svg:x1="20.663cm" svg:y1="26.9cm" svg:x2="27.4cm" svg:y2="18.363cm" draw:start-shape="id74" draw:start-glue-point="1" draw:end-shape="id77" draw:end-glue-point="3" svg:d="M20663 26900c5053 0 1685-8537 6737-8537" svg:viewBox="0 0 6738 8538">
          <text:p/>
        </draw:connector>
        <draw:connector draw:style-name="gr5" draw:text-style-name="P1" draw:layer="layout" draw:type="curve" svg:x1="20.663cm" svg:y1="31.005cm" svg:x2="27.4cm" svg:y2="18.363cm" draw:start-shape="id75" draw:start-glue-point="1" draw:end-shape="id77" draw:end-glue-point="3" svg:d="M20663 31005c5053 0 1685-12642 6737-12642" svg:viewBox="0 0 6738 12643">
          <text:p/>
        </draw:connector>
        <draw:frame draw:style-name="gr42" draw:text-style-name="P12" xml:id="id85" draw:id="id85" draw:layer="layout" svg:width="10.5cm" svg:height="6.65cm" svg:x="16.3cm" svg:y="76.047cm">
          <draw:text-box>
            <text:p text:style-name="P12">LightObject(Source):</text:p>
            <text:p text:style-name="P12">____________________</text:p>
            <text:p text:style-name="P12">…</text:p>
            <text:p text:style-name="P12">.add_uniform_background()</text:p>
            <text:p text:style-name="P12">.apply_psf_cube()</text:p>
            <text:p text:style-name="P12">.apply_plane_effect()</text:p>
            <text:p text:style-name="P12">.apply_transmission_curve()</text:p>
            <text:p text:style-name="P12">.get_slice_photons()</text:p>
            <text:p text:style-name="P12">.poissonify()</text:p>
          </draw:text-box>
        </draw:frame>
        <draw:frame draw:style-name="gr59" draw:text-style-name="P12" xml:id="id87" draw:id="id87" draw:layer="layout" svg:width="10.6cm" svg:height="6.65cm" svg:x="33cm" svg:y="58.9cm">
          <draw:text-box>
            <text:p text:style-name="P12">OpticalTrain(object):</text:p>
            <text:p text:style-name="P12">____________________________</text:p>
            <text:p text:style-name="P12">.read()</text:p>
            <text:p text:style-name="P12">.save()</text:p>
            <text:p text:style-name="P12">.make()</text:p>
            <text:p text:style-name="P12">.get_master_tc()</text:p>
            <text:p text:style-name="P12">.get_master_psf()</text:p>
            <text:p text:style-name="P12">.get_plane_effects()</text:p>
            <text:p text:style-name="P12">.get_detector()</text:p>
          </draw:text-box>
        </draw:frame>
        <draw:frame draw:style-name="gr49" draw:text-style-name="P12" xml:id="id92" draw:id="id92" draw:layer="layout" svg:width="10.2cm" svg:height="5.228cm" svg:x="46.7cm" svg:y="67.494cm">
          <draw:text-box>
            <text:p text:style-name="P12">SimulationRun(object):</text:p>
            <text:p text:style-name="P12">___________________________</text:p>
            <text:p text:style-name="P12">.set_defaults()</text:p>
            <text:p text:style-name="P12">.get_user_commands()</text:p>
            <text:p text:style-name="P12">.get_optical_train()</text:p>
            <text:p text:style-name="P12">.get_source()</text:p>
            <text:p text:style-name="P12">.run()</text:p>
          </draw:text-box>
        </draw:frame>
        <draw:frame draw:style-name="gr60" draw:text-style-name="P12" xml:id="id93" draw:id="id93" draw:layer="layout" svg:width="8.3cm" svg:height="6.65cm" svg:x="1.6cm" svg:y="53.583cm">
          <draw:text-box>
            <text:p text:style-name="P12">Detector(object):</text:p>
            <text:p text:style-name="P12">______________________</text:p>
            <text:p text:style-name="P12">.make_detector()</text:p>
            <text:p text:style-name="P12">.read_in_detector_noise()</text:p>
            <text:p text:style-name="P12">.generate_hxrg_noise()</text:p>
            <text:p text:style-name="P12">.add_cosmic_rays()</text:p>
            <text:p text:style-name="P12">.add_dead_pixels()</text:p>
            <text:p text:style-name="P12">.add_dead_lines()</text:p>
            <text:p text:style-name="P12">.apply_saturation()</text:p>
          </draw:text-box>
        </draw:frame>
        <draw:frame draw:style-name="gr61" draw:text-style-name="P12" xml:id="id84" draw:id="id84" draw:layer="layout" svg:width="7.2cm" svg:height="4.517cm" svg:x="1.6cm" svg:y="74.572cm">
          <draw:text-box>
            <text:p text:style-name="P12">Source(object):</text:p>
            <text:p text:style-name="P12">___________________</text:p>
            <text:p text:style-name="P12">.from_cube()</text:p>
            <text:p text:style-name="P12">.from_arrays()</text:p>
            <text:p text:style-name="P12">.read()</text:p>
            <text:p text:style-name="P12">.write()</text:p>
          </draw:text-box>
        </draw:frame>
        <draw:frame draw:style-name="gr51" draw:text-style-name="P12" xml:id="id86" draw:id="id86" draw:layer="layout" svg:width="7.2cm" svg:height="2.384cm" svg:x="1.6cm" svg:y="62.805cm">
          <draw:text-box>
            <text:p text:style-name="P12">PlaneEffect(object):</text:p>
            <text:p text:style-name="P12">___________________</text:p>
            <text:p text:style-name="P12">???</text:p>
          </draw:text-box>
        </draw:frame>
        <draw:frame draw:style-name="gr46" draw:text-style-name="P12" draw:layer="layout" svg:width="8.6cm" svg:height="2.4cm" svg:x="1.8cm" svg:y="68.4cm">
          <draw:text-box>
            <text:p text:style-name="P12">UserCommands(object):</text:p>
            <text:p text:style-name="P12">_______________________</text:p>
            <text:p text:style-name="P12">.read()</text:p>
          </draw:text-box>
        </draw:frame>
        <draw:connector draw:style-name="gr5" draw:text-style-name="P1" draw:layer="layout" draw:type="curve" svg:x1="8.8cm" svg:y1="76.83cm" svg:x2="16.3cm" svg:y2="79.372cm" draw:start-shape="id84" draw:start-glue-point="1" draw:end-shape="id85" draw:end-glue-point="3" svg:d="M8800 76830c5625 0 1875 2542 7500 2542" svg:viewBox="0 0 7501 2543">
          <text:p/>
        </draw:connector>
        <draw:connector draw:style-name="gr5" draw:text-style-name="P1" draw:layer="layout" draw:type="curve" svg:x1="8.8cm" svg:y1="63.997cm" svg:x2="33cm" svg:y2="62.225cm" draw:start-shape="id86" draw:start-glue-point="1" draw:end-shape="id87" draw:end-glue-point="3" svg:d="M8800 63997c18150 0 6050-1772 24200-1772" svg:viewBox="0 0 24201 1773">
          <text:p/>
        </draw:connector>
        <draw:connector draw:style-name="gr52" draw:text-style-name="P1" xml:id="id88" draw:id="id88" draw:layer="layout" draw:line-skew="0.499cm" svg:x1="48.2cm" svg:y1="24.803cm" svg:x2="48.2cm" svg:y2="31.014cm" draw:start-shape="id82" draw:start-glue-point="1" svg:d="M48200 24803h1000v6211h-1000" svg:viewBox="0 0 1001 6212">
          <text:p/>
        </draw:connector>
        <draw:connector draw:style-name="gr52" draw:text-style-name="P1" xml:id="id89" draw:id="id89" draw:layer="layout" draw:line-skew="-0.501cm" svg:x1="48.2cm" svg:y1="20.914cm" svg:x2="49.2cm" svg:y2="27.908cm" draw:end-shape="id88" draw:end-glue-point="0" svg:d="M48200 20914h1000v6994" svg:viewBox="0 0 1001 6995">
          <text:p/>
        </draw:connector>
        <draw:connector draw:style-name="gr52" draw:text-style-name="P1" xml:id="id90" draw:id="id90" draw:layer="layout" draw:line-skew="-0.501cm" svg:x1="48.2cm" svg:y1="15.598cm" svg:x2="49.2cm" svg:y2="24.411cm" draw:start-shape="id80" draw:start-glue-point="1" draw:end-shape="id89" draw:end-glue-point="0" svg:d="M48200 15598h1000v8813" svg:viewBox="0 0 1001 8814">
          <text:p/>
        </draw:connector>
        <draw:connector draw:style-name="gr52" draw:text-style-name="P1" xml:id="id91" draw:id="id91" draw:layer="layout" draw:line-skew="-0.501cm" svg:x1="48.2cm" svg:y1="12.114cm" svg:x2="49.2cm" svg:y2="20.004cm" draw:start-shape="id79" draw:start-glue-point="1" draw:end-shape="id90" draw:end-glue-point="0" svg:d="M48200 12114h1000v7890" svg:viewBox="0 0 1001 7891">
          <text:p/>
        </draw:connector>
        <draw:connector draw:style-name="gr52" draw:text-style-name="P1" draw:layer="layout" draw:line-skew="-0.534cm" svg:x1="48.2cm" svg:y1="8.053cm" svg:x2="49.2cm" svg:y2="16.059cm" draw:start-shape="id78" draw:start-glue-point="1" draw:end-shape="id91" draw:end-glue-point="0" svg:d="M48200 8053h967v8006h33" svg:viewBox="0 0 1001 8007">
          <text:p/>
        </draw:connector>
        <draw:connector draw:style-name="gr5" draw:text-style-name="P1" draw:layer="layout" draw:type="curve" svg:x1="26.8cm" svg:y1="79.372cm" svg:x2="46.7cm" svg:y2="70.108cm" draw:start-shape="id85" draw:start-glue-point="1" draw:end-shape="id92" svg:d="M26800 79372c14925 0 4975-9264 19900-9264" svg:viewBox="0 0 19901 9265">
          <text:p/>
        </draw:connector>
        <draw:connector draw:style-name="gr5" draw:text-style-name="P1" draw:layer="layout" draw:type="curve" svg:x1="10.4cm" svg:y1="69.752cm" svg:x2="46.7cm" svg:y2="70.108cm" draw:end-shape="id92" draw:end-glue-point="3" svg:d="M10400 69752c26850 0 8700 356 36300 356" svg:viewBox="0 0 36301 357">
          <text:p/>
        </draw:connector>
        <draw:connector draw:style-name="gr5" draw:text-style-name="P1" draw:layer="layout" draw:type="curve" svg:x1="43.6cm" svg:y1="62.225cm" svg:x2="46.7cm" svg:y2="70.108cm" draw:start-shape="id87" draw:start-glue-point="1" draw:end-shape="id92" draw:end-glue-point="3" svg:d="M43600 62225c2325 0 775 7883 3100 7883" svg:viewBox="0 0 3101 7884">
          <text:p/>
        </draw:connector>
        <draw:connector draw:style-name="gr5" draw:text-style-name="P1" draw:layer="layout" draw:type="curve" svg:x1="10.4cm" svg:y1="69.752cm" svg:x2="33cm" svg:y2="62.225cm" draw:end-shape="id87" draw:end-glue-point="3" svg:d="M10400 69752c16575 0 5275-7527 22600-7527" svg:viewBox="0 0 22601 7528">
          <text:p/>
        </draw:connector>
        <draw:connector draw:style-name="gr5" draw:text-style-name="P1" draw:layer="layout" draw:type="curve" svg:x1="9.9cm" svg:y1="56.908cm" svg:x2="33cm" svg:y2="62.225cm" draw:start-shape="id93" draw:end-shape="id87" draw:end-glue-point="3" svg:d="M9900 56908c17325 0 5775 5317 23100 5317" svg:viewBox="0 0 23101 5318">
          <text:p/>
        </draw:connector>
        <draw:connector draw:style-name="gr5" draw:text-style-name="P1" draw:layer="layout" draw:type="curve" draw:line-skew="-0.8cm" svg:x1="24cm" svg:y1="43.058cm" svg:x2="33cm" svg:y2="62.225cm" draw:start-shape="id66" draw:start-glue-point="1" draw:end-shape="id87" draw:end-glue-point="3" svg:d="M24000 43058c5550 0 1050 19167 9000 19167" svg:viewBox="0 0 9001 19168">
          <text:p/>
        </draw:connector>
        <draw:connector draw:style-name="gr5" draw:text-style-name="P1" draw:layer="layout" draw:type="curve" svg:x1="23.2cm" svg:y1="37.208cm" svg:x2="33cm" svg:y2="62.225cm" draw:start-shape="id67" draw:start-glue-point="1" draw:end-shape="id87" draw:end-glue-point="3" svg:d="M23200 37208c7350 0 2450 25017 9800 25017" svg:viewBox="0 0 9801 25018">
          <text:p/>
        </draw:connector>
        <draw:connector draw:style-name="gr5" draw:text-style-name="P1" draw:layer="layout" draw:type="curve" draw:line-skew="-1.7cm" svg:x1="23.6cm" svg:y1="49.508cm" svg:x2="33cm" svg:y2="62.225cm" draw:start-shape="id68" draw:end-shape="id87" draw:end-glue-point="3" svg:d="M23600 49508c4500 0-200 12717 9400 12717" svg:viewBox="0 0 9401 12718">
          <text:p/>
        </draw:connector>
        <draw:connector draw:style-name="gr5" draw:text-style-name="P1" draw:layer="layout" draw:type="curve" svg:x1="49.113cm" svg:y1="33.474cm" svg:x2="33cm" svg:y2="62.225cm" draw:start-shape="id94" draw:start-glue-point="3" draw:end-shape="id87" draw:end-glue-point="3" svg:d="M49113 33474c-24921 0-16864 28751-16113 28751" svg:viewBox="0 0 17946 28752">
          <text:p/>
        </draw:connector>
        <draw:connector draw:style-name="gr5" draw:text-style-name="P1" draw:layer="layout" draw:type="curve" svg:x1="10.4cm" svg:y1="69.752cm" svg:x2="16.3cm" svg:y2="79.372cm" draw:end-shape="id85" draw:end-glue-point="3" svg:d="M10400 69752c4050 0 1100 9620 5900 9620" svg:viewBox="0 0 5901 9621">
          <text:p/>
        </draw:connector>
        <draw:connector draw:style-name="gr5" draw:text-style-name="P1" xml:id="id94" draw:id="id94" draw:layer="layout" draw:type="line" svg:x1="49.196cm" svg:y1="30.167cm" svg:x2="49.113cm" svg:y2="33.474cm" svg:d="M49196 30167l-83 3307" svg:viewBox="0 0 84 3308">
          <text:p/>
        </draw:connector>
        <draw:frame draw:style-name="gr53" draw:text-style-name="P14" draw:layer="layout" svg:width="22.4cm" svg:height="1.826cm" svg:x="18.2cm" svg:y="1cm">
          <draw:text-box>
            <text:p text:style-name="P14">Class Methods</text:p>
          </draw:text-box>
        </draw:frame>
        <presentation:notes draw:style-name="dp2">
          <draw:page-thumbnail draw:style-name="gr26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171cm" fo:text-indent="0cm"/>
      <style:text-properties fo:font-size="93.800003051757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1.171cm" fo:text-indent="0cm"/>
      <style:text-properties fo:font-size="93.8000030517578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Standard" style:page-layout-name="PM1" draw:style-name="Mdp1">
      <draw:frame presentation:style-name="Standard-title" draw:layer="backgroundobjects" svg:width="51.658cm" svg:height="13.707cm" svg:x="3.87cm" svg:y="4.272cm" presentation:class="title" presentation:placeholder="true">
        <draw:text-box/>
      </draw:frame>
      <draw:frame presentation:style-name="Standard-outline1" draw:layer="backgroundobjects" svg:width="51.658cm" svg:height="47.614cm" svg:x="3.87cm" svg:y="20.211cm" presentation:class="outline" presentation:placeholder="true">
        <draw:text-box/>
      </draw:frame>
      <draw:frame presentation:style-name="Mpr1" draw:text-style-name="MP1" draw:layer="backgroundobjects" svg:width="13.372cm" svg:height="5.661cm" svg:x="3.87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29cm" svg:y="75.7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2cm" svg:height="5.661cm" svg:x="42.153cm" svg:y="75.79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9:20:31.176000000</meta:creation-date>
    <dc:date>2016-02-17T12:58:24.047000000</dc:date>
    <meta:editing-duration>P1DT44M27S</meta:editing-duration>
    <meta:editing-cycles>23</meta:editing-cycles>
    <meta:generator>LibreOffice/4.3.3.2$Windows_x86 LibreOffice_project/9bb7eadab57b6755b1265afa86e04bf45fbfc644</meta:generator>
    <meta:document-statistic meta:object-count="243"/>
  </office:meta>
</office:document-meta>
</file>